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Status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0-10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0-06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0-05-01</text:p>
          </table:table-cell>
        </table:table-row>
        <table:table-row table:style-name="ro2">
          <table:table-cell office:value-type="string" calcext:value-type="string">
            <text:p><text:a xlink:href="javascript:sym(10608)" xlink:type="simple">Adiwern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82627" calcext:value-type="float">
            <text:p>82627</text:p>
          </table:table-cell>
          <table:table-cell office:value-type="string" calcext:value-type="string">
            <text:p>...</text:p>
          </table:table-cell>
          <table:table-cell office:value-type="float" office:value="109035" calcext:value-type="float">
            <text:p>109035</text:p>
          </table:table-cell>
        </table:table-row>
        <table:table-row table:style-name="ro2">
          <table:table-cell office:value-type="string" calcext:value-type="string">
            <text:p><text:a xlink:href="javascript:sym(996)" xlink:type="simple">Amb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205193" calcext:value-type="float">
            <text:p>205193</text:p>
          </table:table-cell>
          <table:table-cell office:value-type="float" office:value="156042" calcext:value-type="float">
            <text:p>156042</text:p>
          </table:table-cell>
          <table:table-cell office:value-type="float" office:value="305984" calcext:value-type="float">
            <text:p>305984</text:p>
          </table:table-cell>
        </table:table-row>
        <table:table-row table:style-name="ro2">
          <table:table-cell office:value-type="string" calcext:value-type="string">
            <text:p><text:a xlink:href="javascript:sym(31877)" xlink:type="simple">Babel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73295" calcext:value-type="float">
            <text:p>173295</text:p>
          </table:table-cell>
        </table:table-row>
        <table:table-row table:style-name="ro2">
          <table:table-cell office:value-type="string" calcext:value-type="string">
            <text:p><text:a xlink:href="javascript:sym(31895)" xlink:type="simple">Balaraj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80952" calcext:value-type="float">
            <text:p>80952</text:p>
          </table:table-cell>
          <table:table-cell office:value-type="float" office:value="111475" calcext:value-type="float">
            <text:p>111475</text:p>
          </table:table-cell>
        </table:table-row>
        <table:table-row table:style-name="ro2">
          <table:table-cell office:value-type="string" calcext:value-type="string">
            <text:p><text:a xlink:href="javascript:sym(31874)" xlink:type="simple">Baleenda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20762" calcext:value-type="float">
            <text:p>220762</text:p>
          </table:table-cell>
        </table:table-row>
        <table:table-row table:style-name="ro2">
          <table:table-cell office:value-type="string" calcext:value-type="string">
            <text:p><text:a xlink:href="javascript:sym(997)" xlink:type="simple">Balikpap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I</text:p>
          </table:table-cell>
          <table:table-cell office:value-type="float" office:value="309234" calcext:value-type="float">
            <text:p>309234</text:p>
          </table:table-cell>
          <table:table-cell office:value-type="float" office:value="382453" calcext:value-type="float">
            <text:p>382453</text:p>
          </table:table-cell>
          <table:table-cell office:value-type="float" office:value="526508" calcext:value-type="float">
            <text:p>526508</text:p>
          </table:table-cell>
        </table:table-row>
        <table:table-row table:style-name="ro2">
          <table:table-cell office:value-type="string" calcext:value-type="string">
            <text:p><text:a xlink:href="javascript:sym(998)" xlink:type="simple">Banda Ace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C</text:p>
          </table:table-cell>
          <table:table-cell office:value-type="float" office:value="143360" calcext:value-type="float">
            <text:p>143360</text:p>
          </table:table-cell>
          <table:table-cell office:value-type="float" office:value="215085" calcext:value-type="float">
            <text:p>215085</text:p>
          </table:table-cell>
          <table:table-cell office:value-type="float" office:value="223446" calcext:value-type="float">
            <text:p>223446</text:p>
          </table:table-cell>
        </table:table-row>
        <table:table-row table:style-name="ro1">
          <table:table-cell office:value-type="string" calcext:value-type="string">
            <text:p><text:a xlink:href="javascript:sym(1041)" xlink:type="simple">Bandar Lampung</text:a> (Tanjungkara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457927" calcext:value-type="float">
            <text:p>457927</text:p>
          </table:table-cell>
          <table:table-cell office:value-type="float" office:value="735916" calcext:value-type="float">
            <text:p>735916</text:p>
          </table:table-cell>
          <table:table-cell office:value-type="float" office:value="873007" calcext:value-type="float">
            <text:p>873007</text:p>
          </table:table-cell>
        </table:table-row>
        <table:table-row table:style-name="ro2">
          <table:table-cell office:value-type="string" calcext:value-type="string">
            <text:p><text:a xlink:href="javascript:sym(999)" xlink:type="simple">Bandu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2025159" calcext:value-type="float">
            <text:p>2025159</text:p>
          </table:table-cell>
          <table:table-cell office:value-type="float" office:value="2136260" calcext:value-type="float">
            <text:p>2136260</text:p>
          </table:table-cell>
          <table:table-cell office:value-type="float" office:value="2394873" calcext:value-type="float">
            <text:p>2394873</text:p>
          </table:table-cell>
        </table:table-row>
        <table:table-row table:style-name="ro2">
          <table:table-cell office:value-type="string" calcext:value-type="string">
            <text:p><text:a xlink:href="javascript:sym(10613)" xlink:type="simple">Bangi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5800" calcext:value-type="float">
            <text:p>55800</text:p>
          </table:table-cell>
          <table:table-cell office:value-type="float" office:value="78143" calcext:value-type="float">
            <text:p>78143</text:p>
          </table:table-cell>
          <table:table-cell office:value-type="float" office:value="84438" calcext:value-type="float">
            <text:p>84438</text:p>
          </table:table-cell>
        </table:table-row>
        <table:table-row table:style-name="ro2">
          <table:table-cell office:value-type="string" calcext:value-type="string">
            <text:p><text:a xlink:href="javascript:sym(31890)" xlink:type="simple">Banguntap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56713" calcext:value-type="float">
            <text:p>56713</text:p>
          </table:table-cell>
          <table:table-cell office:value-type="string" calcext:value-type="string">
            <text:p>...</text:p>
          </table:table-cell>
          <table:table-cell office:value-type="float" office:value="120015" calcext:value-type="float">
            <text:p>120015</text:p>
          </table:table-cell>
        </table:table-row>
        <table:table-row table:style-name="ro2">
          <table:table-cell office:value-type="string" calcext:value-type="string">
            <text:p><text:a xlink:href="javascript:sym(10616)" xlink:type="simple">Banj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51299" calcext:value-type="float">
            <text:p>51299</text:p>
          </table:table-cell>
          <table:table-cell office:value-type="string" calcext:value-type="string">
            <text:p>...</text:p>
          </table:table-cell>
          <table:table-cell office:value-type="float" office:value="123431" calcext:value-type="float">
            <text:p>123431</text:p>
          </table:table-cell>
        </table:table-row>
        <table:table-row table:style-name="ro2">
          <table:table-cell office:value-type="string" calcext:value-type="string">
            <text:p><text:a xlink:href="javascript:sym(31905)" xlink:type="simple">Banjar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5932" calcext:value-type="float">
            <text:p>25932</text:p>
          </table:table-cell>
          <table:table-cell office:value-type="string" calcext:value-type="string">
            <text:p>...</text:p>
          </table:table-cell>
          <table:table-cell office:value-type="float" office:value="105317" calcext:value-type="float">
            <text:p>105317</text:p>
          </table:table-cell>
        </table:table-row>
        <table:table-row table:style-name="ro2">
          <table:table-cell office:value-type="string" calcext:value-type="string">
            <text:p><text:a xlink:href="javascript:sym(10617)" xlink:type="simple">Banjarbar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60092" calcext:value-type="float">
            <text:p>60092</text:p>
          </table:table-cell>
          <table:table-cell office:value-type="float" office:value="118532" calcext:value-type="float">
            <text:p>118532</text:p>
          </table:table-cell>
          <table:table-cell office:value-type="float" office:value="192309" calcext:value-type="float">
            <text:p>192309</text:p>
          </table:table-cell>
        </table:table-row>
        <table:table-row table:style-name="ro2">
          <table:table-cell office:value-type="string" calcext:value-type="string">
            <text:p><text:a xlink:href="javascript:sym(1000)" xlink:type="simple">Banjarmas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443104" calcext:value-type="float">
            <text:p>443104</text:p>
          </table:table-cell>
          <table:table-cell office:value-type="float" office:value="521999" calcext:value-type="float">
            <text:p>521999</text:p>
          </table:table-cell>
          <table:table-cell office:value-type="float" office:value="612849" calcext:value-type="float">
            <text:p>612849</text:p>
          </table:table-cell>
        </table:table-row>
        <table:table-row table:style-name="ro2">
          <table:table-cell office:value-type="string" calcext:value-type="string">
            <text:p><text:a xlink:href="javascript:sym(10619)" xlink:type="simple">Banyuwang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89877" calcext:value-type="float">
            <text:p>89877</text:p>
          </table:table-cell>
          <table:table-cell office:value-type="string" calcext:value-type="string">
            <text:p>...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2">
          <table:table-cell office:value-type="string" calcext:value-type="string">
            <text:p><text:a xlink:href="javascript:sym(8154)" xlink:type="simple">Bat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R</text:p>
          </table:table-cell>
          <table:table-cell office:value-type="float" office:value="82358" calcext:value-type="float">
            <text:p>82358</text:p>
          </table:table-cell>
          <table:table-cell office:value-type="float" office:value="414882" calcext:value-type="float">
            <text:p>414882</text:p>
          </table:table-cell>
          <table:table-cell office:value-type="float" office:value="917998" calcext:value-type="float">
            <text:p>917998</text:p>
          </table:table-cell>
        </table:table-row>
        <table:table-row table:style-name="ro2">
          <table:table-cell office:value-type="string" calcext:value-type="string">
            <text:p><text:a xlink:href="javascript:sym(10620)" xlink:type="simple">Bat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78736" calcext:value-type="float">
            <text:p>78736</text:p>
          </table:table-cell>
          <table:table-cell office:value-type="string" calcext:value-type="string">
            <text:p>...</text:p>
          </table:table-cell>
          <table:table-cell office:value-type="float" office:value="109255" calcext:value-type="float">
            <text:p>109255</text:p>
          </table:table-cell>
        </table:table-row>
        <table:table-row table:style-name="ro2">
          <table:table-cell office:value-type="string" calcext:value-type="string">
            <text:p><text:a xlink:href="javascript:sym(10621)" xlink:type="simple">Bat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...</text:p>
          </table:table-cell>
          <table:table-cell office:value-type="float" office:value="170948" calcext:value-type="float">
            <text:p>170948</text:p>
          </table:table-cell>
        </table:table-row>
        <table:table-row table:style-name="ro2">
          <table:table-cell office:value-type="string" calcext:value-type="string">
            <text:p><text:a xlink:href="javascript:sym(31946)" xlink:type="simple">Batujaj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3503" calcext:value-type="float">
            <text:p>23503</text:p>
          </table:table-cell>
          <table:table-cell office:value-type="string" calcext:value-type="string">
            <text:p>...</text:p>
          </table:table-cell>
          <table:table-cell office:value-type="float" office:value="86603" calcext:value-type="float">
            <text:p>86603</text:p>
          </table:table-cell>
        </table:table-row>
        <table:table-row table:style-name="ro2">
          <table:table-cell office:value-type="string" calcext:value-type="string">
            <text:p><text:a xlink:href="javascript:sym(10622)" xlink:type="simple">Baturaj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S</text:p>
          </table:table-cell>
          <table:table-cell office:value-type="float" office:value="52302" calcext:value-type="float">
            <text:p>52302</text:p>
          </table:table-cell>
          <table:table-cell office:value-type="string" calcext:value-type="string">
            <text:p>...</text:p>
          </table:table-cell>
          <table:table-cell office:value-type="float" office:value="113077" calcext:value-type="float">
            <text:p>113077</text:p>
          </table:table-cell>
        </table:table-row>
        <table:table-row table:style-name="ro2">
          <table:table-cell office:value-type="string" calcext:value-type="string">
            <text:p><text:a xlink:href="javascript:sym(10623)" xlink:type="simple">Bau-Ba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G</text:p>
          </table:table-cell>
          <table:table-cell office:value-type="float" office:value="54496" calcext:value-type="float">
            <text:p>54496</text:p>
          </table:table-cell>
          <table:table-cell office:value-type="string" calcext:value-type="string">
            <text:p>...</text:p>
          </table:table-cell>
          <table:table-cell office:value-type="float" office:value="106638" calcext:value-type="float">
            <text:p>106638</text:p>
          </table:table-cell>
        </table:table-row>
        <table:table-row table:style-name="ro2">
          <table:table-cell office:value-type="string" calcext:value-type="string">
            <text:p><text:a xlink:href="javascript:sym(1001)" xlink:type="simple">Bekas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644284" calcext:value-type="float">
            <text:p>644284</text:p>
          </table:table-cell>
          <table:table-cell office:value-type="float" office:value="1622170" calcext:value-type="float">
            <text:p>1622170</text:p>
          </table:table-cell>
          <table:table-cell office:value-type="float" office:value="2334871" calcext:value-type="float">
            <text:p>2334871</text:p>
          </table:table-cell>
        </table:table-row>
        <table:table-row table:style-name="ro2">
          <table:table-cell office:value-type="string" calcext:value-type="string">
            <text:p><text:a xlink:href="javascript:sym(10624)" xlink:type="simple">Belaw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83666" calcext:value-type="float">
            <text:p>83666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a xlink:href="javascript:sym(1024,1,1)" xlink:type="simple">Medan</text:a></text:p>
          </table:table-cell>
        </table:table-row>
        <table:table-row table:style-name="ro2">
          <table:table-cell office:value-type="string" calcext:value-type="string">
            <text:p><text:a xlink:href="javascript:sym(1002)" xlink:type="simple">Bengkul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</text:p>
          </table:table-cell>
          <table:table-cell office:value-type="float" office:value="146395" calcext:value-type="float">
            <text:p>146395</text:p>
          </table:table-cell>
          <table:table-cell office:value-type="float" office:value="270948" calcext:value-type="float">
            <text:p>270948</text:p>
          </table:table-cell>
          <table:table-cell office:value-type="float" office:value="296378" calcext:value-type="float">
            <text:p>296378</text:p>
          </table:table-cell>
        </table:table-row>
        <table:table-row table:style-name="ro2">
          <table:table-cell office:value-type="string" calcext:value-type="string">
            <text:p><text:a xlink:href="javascript:sym(10625)" xlink:type="simple">Bi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B</text:p>
          </table:table-cell>
          <table:table-cell office:value-type="float" office:value="51061" calcext:value-type="float">
            <text:p>51061</text:p>
          </table:table-cell>
          <table:table-cell office:value-type="string" calcext:value-type="string">
            <text:p>...</text:p>
          </table:table-cell>
          <table:table-cell office:value-type="float" office:value="112130" calcext:value-type="float">
            <text:p>112130</text:p>
          </table:table-cell>
        </table:table-row>
        <table:table-row table:style-name="ro2">
          <table:table-cell office:value-type="string" calcext:value-type="string">
            <text:p><text:a xlink:href="javascript:sym(1003)" xlink:type="simple">Binj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127184" calcext:value-type="float">
            <text:p>127184</text:p>
          </table:table-cell>
          <table:table-cell office:value-type="float" office:value="210222" calcext:value-type="float">
            <text:p>210222</text:p>
          </table:table-cell>
          <table:table-cell office:value-type="float" office:value="235450" calcext:value-type="float">
            <text:p>235450</text:p>
          </table:table-cell>
        </table:table-row>
        <table:table-row table:style-name="ro2">
          <table:table-cell office:value-type="string" calcext:value-type="string">
            <text:p><text:a xlink:href="javascript:sym(8155)" xlink:type="simple">Bitu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</text:p>
          </table:table-cell>
          <table:table-cell office:value-type="float" office:value="73339" calcext:value-type="float">
            <text:p>73339</text:p>
          </table:table-cell>
          <table:table-cell office:value-type="float" office:value="111716" calcext:value-type="float">
            <text:p>111716</text:p>
          </table:table-cell>
          <table:table-cell office:value-type="float" office:value="155385" calcext:value-type="float">
            <text:p>155385</text:p>
          </table:table-cell>
        </table:table-row>
        <table:table-row table:style-name="ro2">
          <table:table-cell office:value-type="string" calcext:value-type="string">
            <text:p><text:a xlink:href="javascript:sym(1004)" xlink:type="simple">Blit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112986" calcext:value-type="float">
            <text:p>112986</text:p>
          </table:table-cell>
          <table:table-cell office:value-type="float" office:value="119372" calcext:value-type="float">
            <text:p>119372</text:p>
          </table:table-cell>
          <table:table-cell office:value-type="float" office:value="131968" calcext:value-type="float">
            <text:p>131968</text:p>
          </table:table-cell>
        </table:table-row>
        <table:table-row table:style-name="ro2">
          <table:table-cell office:value-type="string" calcext:value-type="string">
            <text:p><text:a xlink:href="javascript:sym(1005)" xlink:type="simple">Bogo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271341" calcext:value-type="float">
            <text:p>271341</text:p>
          </table:table-cell>
          <table:table-cell office:value-type="float" office:value="746921" calcext:value-type="float">
            <text:p>746921</text:p>
          </table:table-cell>
          <table:table-cell office:value-type="float" office:value="950334" calcext:value-type="float">
            <text:p>950334</text:p>
          </table:table-cell>
        </table:table-row>
        <table:table-row table:style-name="ro2">
          <table:table-cell office:value-type="string" calcext:value-type="string">
            <text:p><text:a xlink:href="javascript:sym(10627)" xlink:type="simple">Bojonegor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64096" calcext:value-type="float">
            <text:p>64096</text:p>
          </table:table-cell>
          <table:table-cell office:value-type="string" calcext:value-type="string">
            <text:p>...</text:p>
          </table:table-cell>
          <table:table-cell office:value-type="float" office:value="81706" calcext:value-type="float">
            <text:p>81706</text:p>
          </table:table-cell>
        </table:table-row>
        <table:table-row table:style-name="ro2">
          <table:table-cell office:value-type="string" calcext:value-type="string">
            <text:p><text:a xlink:href="javascript:sym(10628)" xlink:type="simple">Bojongge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8151" calcext:value-type="float">
            <text:p>48151</text:p>
          </table:table-cell>
          <table:table-cell office:value-type="float" office:value="141551" calcext:value-type="float">
            <text:p>141551</text:p>
          </table:table-cell>
          <table:table-cell office:value-type="float" office:value="236486" calcext:value-type="float">
            <text:p>236486</text:p>
          </table:table-cell>
        </table:table-row>
        <table:table-row table:style-name="ro2">
          <table:table-cell office:value-type="string" calcext:value-type="string">
            <text:p><text:a xlink:href="javascript:sym(31945)" xlink:type="simple">Bojongso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690" calcext:value-type="float">
            <text:p>86690</text:p>
          </table:table-cell>
        </table:table-row>
        <table:table-row table:style-name="ro2">
          <table:table-cell office:value-type="string" calcext:value-type="string">
            <text:p><text:a xlink:href="javascript:sym(10631)" xlink:type="simple">Bont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I</text:p>
          </table:table-cell>
          <table:table-cell office:value-type="float" office:value="66842" calcext:value-type="float">
            <text:p>66842</text:p>
          </table:table-cell>
          <table:table-cell office:value-type="float" office:value="97791" calcext:value-type="float">
            <text:p>97791</text:p>
          </table:table-cell>
          <table:table-cell office:value-type="float" office:value="140238" calcext:value-type="float">
            <text:p>140238</text:p>
          </table:table-cell>
        </table:table-row>
        <table:table-row table:style-name="ro2">
          <table:table-cell office:value-type="string" calcext:value-type="string">
            <text:p><text:a xlink:href="javascript:sym(10632)" xlink:type="simple">Brebe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83026" calcext:value-type="float">
            <text:p>83026</text:p>
          </table:table-cell>
          <table:table-cell office:value-type="float" office:value="115500" calcext:value-type="float">
            <text:p>115500</text:p>
          </table:table-cell>
          <table:table-cell office:value-type="float" office:value="119063" calcext:value-type="float">
            <text:p>119063</text:p>
          </table:table-cell>
        </table:table-row>
        <table:table-row table:style-name="ro2">
          <table:table-cell office:value-type="string" calcext:value-type="string">
            <text:p><text:a xlink:href="javascript:sym(31960)" xlink:type="simple">Budur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3342" calcext:value-type="float">
            <text:p>23342</text:p>
          </table:table-cell>
          <table:table-cell office:value-type="string" calcext:value-type="string">
            <text:p>...</text:p>
          </table:table-cell>
          <table:table-cell office:value-type="float" office:value="78372" calcext:value-type="float">
            <text:p>78372</text:p>
          </table:table-cell>
        </table:table-row>
        <table:table-row table:style-name="ro2">
          <table:table-cell office:value-type="string" calcext:value-type="string">
            <text:p><text:a xlink:href="javascript:sym(10633)" xlink:type="simple">Bukittingg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B</text:p>
          </table:table-cell>
          <table:table-cell office:value-type="float" office:value="72093" calcext:value-type="float">
            <text:p>72093</text:p>
          </table:table-cell>
          <table:table-cell office:value-type="float" office:value="91991" calcext:value-type="float">
            <text:p>91991</text:p>
          </table:table-cell>
          <table:table-cell office:value-type="float" office:value="111312" calcext:value-type="float">
            <text:p>111312</text:p>
          </table:table-cell>
        </table:table-row>
        <table:table-row table:style-name="ro2">
          <table:table-cell office:value-type="string" calcext:value-type="string">
            <text:p><text:a xlink:href="javascript:sym(31927)" xlink:type="simple">Bulakamb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3627" calcext:value-type="float">
            <text:p>23627</text:p>
          </table:table-cell>
          <table:table-cell office:value-type="float" office:value="89538" calcext:value-type="float">
            <text:p>89538</text:p>
          </table:table-cell>
          <table:table-cell office:value-type="float" office:value="96147" calcext:value-type="float">
            <text:p>96147</text:p>
          </table:table-cell>
        </table:table-row>
        <table:table-row table:style-name="ro2">
          <table:table-cell office:value-type="string" calcext:value-type="string">
            <text:p><text:a xlink:href="javascript:sym(31884)" xlink:type="simple">Cand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7865" calcext:value-type="float">
            <text:p>27865</text:p>
          </table:table-cell>
          <table:table-cell office:value-type="string" calcext:value-type="string">
            <text:p>...</text:p>
          </table:table-cell>
          <table:table-cell office:value-type="float" office:value="138293" calcext:value-type="float">
            <text:p>138293</text:p>
          </table:table-cell>
        </table:table-row>
        <table:table-row table:style-name="ro2">
          <table:table-cell office:value-type="string" calcext:value-type="string">
            <text:p><text:a xlink:href="javascript:sym(31941)" xlink:type="simple">Caringi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3856" calcext:value-type="float">
            <text:p>23856</text:p>
          </table:table-cell>
          <table:table-cell office:value-type="float" office:value="70849" calcext:value-type="float">
            <text:p>7084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<text:a xlink:href="javascript:sym(10636)" xlink:type="simple">Ciami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5310" calcext:value-type="float">
            <text:p>55310</text:p>
          </table:table-cell>
          <table:table-cell office:value-type="string" calcext:value-type="string">
            <text:p>...</text:p>
          </table:table-cell>
          <table:table-cell office:value-type="float" office:value="88047" calcext:value-type="float">
            <text:p>88047</text:p>
          </table:table-cell>
        </table:table-row>
        <table:table-row table:style-name="ro2">
          <table:table-cell office:value-type="string" calcext:value-type="string">
            <text:p><text:a xlink:href="javascript:sym(31886)" xlink:type="simple">Ciampe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2701" calcext:value-type="float">
            <text:p>42701</text:p>
          </table:table-cell>
          <table:table-cell office:value-type="float" office:value="111070" calcext:value-type="float">
            <text:p>111070</text:p>
          </table:table-cell>
          <table:table-cell office:value-type="float" office:value="134546" calcext:value-type="float">
            <text:p>134546</text:p>
          </table:table-cell>
        </table:table-row>
        <table:table-row table:style-name="ro2">
          <table:table-cell office:value-type="string" calcext:value-type="string">
            <text:p><text:a xlink:href="javascript:sym(1006)" xlink:type="simple">Cianju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14335" calcext:value-type="float">
            <text:p>114335</text:p>
          </table:table-cell>
          <table:table-cell office:value-type="float" office:value="134873" calcext:value-type="float">
            <text:p>134873</text:p>
          </table:table-cell>
          <table:table-cell office:value-type="float" office:value="150056" calcext:value-type="float">
            <text:p>150056</text:p>
          </table:table-cell>
        </table:table-row>
        <table:table-row table:style-name="ro2">
          <table:table-cell office:value-type="string" calcext:value-type="string">
            <text:p><text:a xlink:href="javascript:sym(10638)" xlink:type="simple">Ciaw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84204" calcext:value-type="float">
            <text:p>84204</text:p>
          </table:table-cell>
          <table:table-cell office:value-type="float" office:value="75471" calcext:value-type="float">
            <text:p>75471</text:p>
          </table:table-cell>
          <table:table-cell office:value-type="float" office:value="98031" calcext:value-type="float">
            <text:p>98031</text:p>
          </table:table-cell>
        </table:table-row>
        <table:table-row table:style-name="ro2">
          <table:table-cell office:value-type="string" calcext:value-type="string">
            <text:p><text:a xlink:href="javascript:sym(10639)" xlink:type="simple">Cibada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2461" calcext:value-type="float">
            <text:p>72461</text:p>
          </table:table-cell>
          <table:table-cell office:value-type="string" calcext:value-type="string">
            <text:p>...</text:p>
          </table:table-cell>
          <table:table-cell office:value-type="float" office:value="92578" calcext:value-type="float">
            <text:p>92578</text:p>
          </table:table-cell>
        </table:table-row>
        <table:table-row table:style-name="ro2">
          <table:table-cell office:value-type="string" calcext:value-type="string">
            <text:p><text:a xlink:href="javascript:sym(3191)" xlink:type="simple">Cibin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01317" calcext:value-type="float">
            <text:p>101317</text:p>
          </table:table-cell>
          <table:table-cell office:value-type="float" office:value="208693" calcext:value-type="float">
            <text:p>208693</text:p>
          </table:table-cell>
          <table:table-cell office:value-type="float" office:value="326519" calcext:value-type="float">
            <text:p>326519</text:p>
          </table:table-cell>
        </table:table-row>
        <table:table-row table:style-name="ro2">
          <table:table-cell office:value-type="string" calcext:value-type="string">
            <text:p><text:a xlink:href="javascript:sym(10641)" xlink:type="simple">Cibitu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1828" calcext:value-type="float">
            <text:p>51828</text:p>
          </table:table-cell>
          <table:table-cell office:value-type="string" calcext:value-type="string">
            <text:p>...</text:p>
          </table:table-cell>
          <table:table-cell office:value-type="float" office:value="185284" calcext:value-type="float">
            <text:p>185284</text:p>
          </table:table-cell>
        </table:table-row>
        <table:table-row table:style-name="ro2">
          <table:table-cell office:value-type="string" calcext:value-type="string">
            <text:p><text:a xlink:href="javascript:sym(10642)" xlink:type="simple">Cibungbul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0537" calcext:value-type="float">
            <text:p>50537</text:p>
          </table:table-cell>
          <table:table-cell office:value-type="float" office:value="89266" calcext:value-type="float">
            <text:p>89266</text:p>
          </table:table-cell>
          <table:table-cell office:value-type="float" office:value="105639" calcext:value-type="float">
            <text:p>105639</text:p>
          </table:table-cell>
        </table:table-row>
        <table:table-row table:style-name="ro2">
          <table:table-cell office:value-type="string" calcext:value-type="string">
            <text:p><text:a xlink:href="javascript:sym(10643)" xlink:type="simple">Cicalengk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4886" calcext:value-type="float">
            <text:p>44886</text:p>
          </table:table-cell>
          <table:table-cell office:value-type="string" calcext:value-type="string">
            <text:p>...</text:p>
          </table:table-cell>
          <table:table-cell office:value-type="float" office:value="98015" calcext:value-type="float">
            <text:p>98015</text:p>
          </table:table-cell>
        </table:table-row>
        <table:table-row table:style-name="ro2">
          <table:table-cell office:value-type="string" calcext:value-type="string">
            <text:p><text:a xlink:href="javascript:sym(31889)" xlink:type="simple">Cicuru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36783" calcext:value-type="float">
            <text:p>36783</text:p>
          </table:table-cell>
          <table:table-cell office:value-type="string" calcext:value-type="string">
            <text:p>...</text:p>
          </table:table-cell>
          <table:table-cell office:value-type="float" office:value="123088" calcext:value-type="float">
            <text:p>123088</text:p>
          </table:table-cell>
        </table:table-row>
        <table:table-row table:style-name="ro2">
          <table:table-cell office:value-type="string" calcext:value-type="string">
            <text:p><text:a xlink:href="javascript:sym(31971)" xlink:type="simple">Cigomb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55563" calcext:value-type="float">
            <text:p>55563</text:p>
          </table:table-cell>
          <table:table-cell office:value-type="float" office:value="76287" calcext:value-type="float">
            <text:p>76287</text:p>
          </table:table-cell>
        </table:table-row>
        <table:table-row table:style-name="ro2">
          <table:table-cell office:value-type="string" calcext:value-type="string">
            <text:p><text:a xlink:href="javascript:sym(10644)" xlink:type="simple">Cikampe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0978" calcext:value-type="float">
            <text:p>70978</text:p>
          </table:table-cell>
          <table:table-cell office:value-type="float" office:value="93059" calcext:value-type="float">
            <text:p>93059</text:p>
          </table:table-cell>
          <table:table-cell office:value-type="float" office:value="107020" calcext:value-type="float">
            <text:p>107020</text:p>
          </table:table-cell>
        </table:table-row>
        <table:table-row table:style-name="ro2">
          <table:table-cell office:value-type="string" calcext:value-type="string">
            <text:p><text:a xlink:href="javascript:sym(10645)" xlink:type="simple">Cikar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8684" calcext:value-type="float">
            <text:p>58684</text:p>
          </table:table-cell>
          <table:table-cell office:value-type="string" calcext:value-type="string">
            <text:p>...</text:p>
          </table:table-cell>
          <table:table-cell office:value-type="float" office:value="712111" calcext:value-type="float">
            <text:p>712111</text:p>
          </table:table-cell>
        </table:table-row>
        <table:table-row table:style-name="ro2">
          <table:table-cell office:value-type="string" calcext:value-type="string">
            <text:p><text:a xlink:href="javascript:sym(10646)" xlink:type="simple">Cikup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float" office:value="40903" calcext:value-type="float">
            <text:p>40903</text:p>
          </table:table-cell>
          <table:table-cell office:value-type="float" office:value="147778" calcext:value-type="float">
            <text:p>147778</text:p>
          </table:table-cell>
          <table:table-cell office:value-type="float" office:value="220032" calcext:value-type="float">
            <text:p>220032</text:p>
          </table:table-cell>
        </table:table-row>
        <table:table-row table:style-name="ro2">
          <table:table-cell office:value-type="string" calcext:value-type="string">
            <text:p><text:a xlink:href="javascript:sym(1007)" xlink:type="simple">Cilacap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06928" calcext:value-type="float">
            <text:p>206928</text:p>
          </table:table-cell>
          <table:table-cell office:value-type="string" calcext:value-type="string">
            <text:p>...</text:p>
          </table:table-cell>
          <table:table-cell office:value-type="float" office:value="233012" calcext:value-type="float">
            <text:p>233012</text:p>
          </table:table-cell>
        </table:table-row>
        <table:table-row table:style-name="ro2">
          <table:table-cell office:value-type="string" calcext:value-type="string">
            <text:p><text:a xlink:href="javascript:sym(10647)" xlink:type="simple">Cileg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</text:p>
          </table:table-cell>
          <table:table-cell office:value-type="float" office:value="116981" calcext:value-type="float">
            <text:p>116981</text:p>
          </table:table-cell>
          <table:table-cell office:value-type="float" office:value="247154" calcext:value-type="float">
            <text:p>247154</text:p>
          </table:table-cell>
          <table:table-cell office:value-type="float" office:value="360125" calcext:value-type="float">
            <text:p>360125</text:p>
          </table:table-cell>
        </table:table-row>
        <table:table-row table:style-name="ro2">
          <table:table-cell office:value-type="string" calcext:value-type="string">
            <text:p><text:a xlink:href="javascript:sym(10648)" xlink:type="simple">Cileungs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6656" calcext:value-type="float">
            <text:p>56656</text:p>
          </table:table-cell>
          <table:table-cell office:value-type="float" office:value="141876" calcext:value-type="float">
            <text:p>141876</text:p>
          </table:table-cell>
          <table:table-cell office:value-type="float" office:value="246369" calcext:value-type="float">
            <text:p>246369</text:p>
          </table:table-cell>
        </table:table-row>
        <table:table-row table:style-name="ro2">
          <table:table-cell office:value-type="string" calcext:value-type="string">
            <text:p><text:a xlink:href="javascript:sym(31880)" xlink:type="simple">Cileuny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4403" calcext:value-type="float">
            <text:p>24403</text:p>
          </table:table-cell>
          <table:table-cell office:value-type="string" calcext:value-type="string">
            <text:p>...</text:p>
          </table:table-cell>
          <table:table-cell office:value-type="float" office:value="159794" calcext:value-type="float">
            <text:p>159794</text:p>
          </table:table-cell>
        </table:table-row>
        <table:table-row table:style-name="ro2">
          <table:table-cell office:value-type="string" calcext:value-type="string">
            <text:p><text:a xlink:href="javascript:sym(1008)" xlink:type="simple">Cimah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344607" calcext:value-type="float">
            <text:p>344607</text:p>
          </table:table-cell>
          <table:table-cell office:value-type="string" calcext:value-type="string">
            <text:p>...</text:p>
          </table:table-cell>
          <table:table-cell office:value-type="float" office:value="541177" calcext:value-type="float">
            <text:p>541177</text:p>
          </table:table-cell>
        </table:table-row>
        <table:table-row table:style-name="ro2">
          <table:table-cell office:value-type="string" calcext:value-type="string">
            <text:p><text:a xlink:href="javascript:sym(10650)" xlink:type="simple">Ciom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87379" calcext:value-type="float">
            <text:p>187379</text:p>
          </table:table-cell>
          <table:table-cell office:value-type="float" office:value="105888" calcext:value-type="float">
            <text:p>105888</text:p>
          </table:table-cell>
          <table:table-cell office:value-type="float" office:value="149167" calcext:value-type="float">
            <text:p>149167</text:p>
          </table:table-cell>
        </table:table-row>
        <table:table-row table:style-name="ro2">
          <table:table-cell office:value-type="string" calcext:value-type="string">
            <text:p><text:a xlink:href="javascript:sym(31907)" xlink:type="simple">Cipan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88914" calcext:value-type="float">
            <text:p>88914</text:p>
          </table:table-cell>
          <table:table-cell office:value-type="float" office:value="103911" calcext:value-type="float">
            <text:p>103911</text:p>
          </table:table-cell>
        </table:table-row>
        <table:table-row table:style-name="ro2">
          <table:table-cell office:value-type="string" calcext:value-type="string">
            <text:p><text:a xlink:href="javascript:sym(3193)" xlink:type="simple">Ciparay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11467" calcext:value-type="float">
            <text:p>111467</text:p>
          </table:table-cell>
          <table:table-cell office:value-type="string" calcext:value-type="string">
            <text:p>...</text:p>
          </table:table-cell>
          <table:table-cell office:value-type="float" office:value="141857" calcext:value-type="float">
            <text:p>141857</text:p>
          </table:table-cell>
        </table:table-row>
        <table:table-row table:style-name="ro2">
          <table:table-cell office:value-type="string" calcext:value-type="string">
            <text:p><text:a xlink:href="javascript:sym(10651)" xlink:type="simple">Ciputa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float" office:value="270815" calcext:value-type="float">
            <text:p>270815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a xlink:href="javascript:sym(30435,1,1)" xlink:type="simple">Tangerang Selatan</text:a></text:p>
          </table:table-cell>
        </table:table-row>
        <table:table-row table:style-name="ro2">
          <table:table-cell office:value-type="string" calcext:value-type="string">
            <text:p><text:a xlink:href="javascript:sym(1009)" xlink:type="simple">Cireb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244906" calcext:value-type="float">
            <text:p>244906</text:p>
          </table:table-cell>
          <table:table-cell office:value-type="float" office:value="272263" calcext:value-type="float">
            <text:p>272263</text:p>
          </table:table-cell>
          <table:table-cell office:value-type="float" office:value="296389" calcext:value-type="float">
            <text:p>296389</text:p>
          </table:table-cell>
        </table:table-row>
        <table:table-row table:style-name="ro2">
          <table:table-cell office:value-type="string" calcext:value-type="string">
            <text:p><text:a xlink:href="javascript:sym(10653)" xlink:type="simple">Cisaa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63016" calcext:value-type="float">
            <text:p>63016</text:p>
          </table:table-cell>
          <table:table-cell office:value-type="string" calcext:value-type="string">
            <text:p>...</text:p>
          </table:table-cell>
          <table:table-cell office:value-type="float" office:value="108172" calcext:value-type="float">
            <text:p>108172</text:p>
          </table:table-cell>
        </table:table-row>
        <table:table-row table:style-name="ro2">
          <table:table-cell office:value-type="string" calcext:value-type="string">
            <text:p><text:a xlink:href="javascript:sym(10654)" xlink:type="simple">Cisaru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3417" calcext:value-type="float">
            <text:p>53417</text:p>
          </table:table-cell>
          <table:table-cell office:value-type="float" office:value="90764" calcext:value-type="float">
            <text:p>90764</text:p>
          </table:table-cell>
          <table:table-cell office:value-type="float" office:value="112655" calcext:value-type="float">
            <text:p>112655</text:p>
          </table:table-cell>
        </table:table-row>
        <table:table-row table:style-name="ro2">
          <table:table-cell office:value-type="string" calcext:value-type="string">
            <text:p><text:a xlink:href="javascript:sym(10655)" xlink:type="simple">Citeureup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05079" calcext:value-type="float">
            <text:p>105079</text:p>
          </table:table-cell>
          <table:table-cell office:value-type="float" office:value="139274" calcext:value-type="float">
            <text:p>139274</text:p>
          </table:table-cell>
          <table:table-cell office:value-type="float" office:value="186333" calcext:value-type="float">
            <text:p>186333</text:p>
          </table:table-cell>
        </table:table-row>
        <table:table-row table:style-name="ro2">
          <table:table-cell office:value-type="string" calcext:value-type="string">
            <text:p><text:a xlink:href="javascript:sym(10656)" xlink:type="simple">Coma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44110" calcext:value-type="float">
            <text:p>44110</text:p>
          </table:table-cell>
          <table:table-cell office:value-type="string" calcext:value-type="string">
            <text:p>...</text:p>
          </table:table-cell>
          <table:table-cell office:value-type="float" office:value="78251" calcext:value-type="float">
            <text:p>78251</text:p>
          </table:table-cell>
        </table:table-row>
        <table:table-row table:style-name="ro2">
          <table:table-cell office:value-type="string" calcext:value-type="string">
            <text:p><text:a xlink:href="javascript:sym(31878)" xlink:type="simple">Curu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110054" calcext:value-type="float">
            <text:p>110054</text:p>
          </table:table-cell>
          <table:table-cell office:value-type="float" office:value="165812" calcext:value-type="float">
            <text:p>165812</text:p>
          </table:table-cell>
        </table:table-row>
        <table:table-row table:style-name="ro2">
          <table:table-cell office:value-type="string" calcext:value-type="string">
            <text:p><text:a xlink:href="javascript:sym(31928)" xlink:type="simple">Curup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E</text:p>
          </table:table-cell>
          <table:table-cell office:value-type="float" office:value="29724" calcext:value-type="float">
            <text:p>29724</text:p>
          </table:table-cell>
          <table:table-cell office:value-type="float" office:value="87724" calcext:value-type="float">
            <text:p>87724</text:p>
          </table:table-cell>
          <table:table-cell office:value-type="float" office:value="95945" calcext:value-type="float">
            <text:p>95945</text:p>
          </table:table-cell>
        </table:table-row>
        <table:table-row table:style-name="ro2">
          <table:table-cell office:value-type="string" calcext:value-type="string">
            <text:p><text:a xlink:href="javascript:sym(10657)" xlink:type="simple">Dayeuhkolo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2750" calcext:value-type="float">
            <text:p>72750</text:p>
          </table:table-cell>
          <table:table-cell office:value-type="string" calcext:value-type="string">
            <text:p>...</text:p>
          </table:table-cell>
          <table:table-cell office:value-type="float" office:value="112790" calcext:value-type="float">
            <text:p>112790</text:p>
          </table:table-cell>
        </table:table-row>
        <table:table-row table:style-name="ro2">
          <table:table-cell office:value-type="string" calcext:value-type="string">
            <text:p><text:a xlink:href="javascript:sym(1010)" xlink:type="simple">Denpas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A</text:p>
          </table:table-cell>
          <table:table-cell office:value-type="float" office:value="345150" calcext:value-type="float">
            <text:p>345150</text:p>
          </table:table-cell>
          <table:table-cell office:value-type="float" office:value="532944" calcext:value-type="float">
            <text:p>532944</text:p>
          </table:table-cell>
          <table:table-cell office:value-type="float" office:value="788589" calcext:value-type="float">
            <text:p>788589</text:p>
          </table:table-cell>
        </table:table-row>
        <table:table-row table:style-name="ro2">
          <table:table-cell office:value-type="string" calcext:value-type="string">
            <text:p><text:a xlink:href="javascript:sym(10658)" xlink:type="simple">Depo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106825" calcext:value-type="float">
            <text:p>106825</text:p>
          </table:table-cell>
          <table:table-cell office:value-type="string" calcext:value-type="string">
            <text:p>...</text:p>
          </table:table-cell>
          <table:table-cell office:value-type="float" office:value="181490" calcext:value-type="float">
            <text:p>181490</text:p>
          </table:table-cell>
        </table:table-row>
        <table:table-row table:style-name="ro2">
          <table:table-cell office:value-type="string" calcext:value-type="string">
            <text:p><text:a xlink:href="javascript:sym(1011)" xlink:type="simple">Depo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661495" calcext:value-type="float">
            <text:p>661495</text:p>
          </table:table-cell>
          <table:table-cell office:value-type="float" office:value="1120892" calcext:value-type="float">
            <text:p>1120892</text:p>
          </table:table-cell>
          <table:table-cell office:value-type="float" office:value="1738570" calcext:value-type="float">
            <text:p>1738570</text:p>
          </table:table-cell>
        </table:table-row>
        <table:table-row table:style-name="ro2">
          <table:table-cell office:value-type="string" calcext:value-type="string">
            <text:p><text:a xlink:href="javascript:sym(31916)" xlink:type="simple">Diwe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37239" calcext:value-type="float">
            <text:p>37239</text:p>
          </table:table-cell>
          <table:table-cell office:value-type="string" calcext:value-type="string">
            <text:p>...</text:p>
          </table:table-cell>
          <table:table-cell office:value-type="float" office:value="100969" calcext:value-type="float">
            <text:p>100969</text:p>
          </table:table-cell>
        </table:table-row>
        <table:table-row table:style-name="ro2">
          <table:table-cell office:value-type="string" calcext:value-type="string">
            <text:p><text:a xlink:href="javascript:sym(31948)" xlink:type="simple">Dramag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69253" calcext:value-type="float">
            <text:p>69253</text:p>
          </table:table-cell>
          <table:table-cell office:value-type="float" office:value="86210" calcext:value-type="float">
            <text:p>86210</text:p>
          </table:table-cell>
        </table:table-row>
        <table:table-row table:style-name="ro2">
          <table:table-cell office:value-type="string" calcext:value-type="string">
            <text:p><text:a xlink:href="javascript:sym(31892)" xlink:type="simple">Driyorej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3946" calcext:value-type="float">
            <text:p>23946</text:p>
          </table:table-cell>
          <table:table-cell office:value-type="string" calcext:value-type="string">
            <text:p>...</text:p>
          </table:table-cell>
          <table:table-cell office:value-type="float" office:value="112755" calcext:value-type="float">
            <text:p>112755</text:p>
          </table:table-cell>
        </table:table-row>
        <table:table-row table:style-name="ro2">
          <table:table-cell office:value-type="string" calcext:value-type="string">
            <text:p><text:a xlink:href="javascript:sym(10659)" xlink:type="simple">Dukuhtu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70855" calcext:value-type="float">
            <text:p>70855</text:p>
          </table:table-cell>
          <table:table-cell office:value-type="string" calcext:value-type="string">
            <text:p>...</text:p>
          </table:table-cell>
          <table:table-cell office:value-type="float" office:value="82549" calcext:value-type="float">
            <text:p>82549</text:p>
          </table:table-cell>
        </table:table-row>
        <table:table-row table:style-name="ro2">
          <table:table-cell office:value-type="string" calcext:value-type="string">
            <text:p><text:a xlink:href="javascript:sym(10660)" xlink:type="simple">Dum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I</text:p>
          </table:table-cell>
          <table:table-cell office:value-type="float" office:value="80859" calcext:value-type="float">
            <text:p>80859</text:p>
          </table:table-cell>
          <table:table-cell office:value-type="float" office:value="115714" calcext:value-type="float">
            <text:p>115714</text:p>
          </table:table-cell>
          <table:table-cell office:value-type="float" office:value="173866" calcext:value-type="float">
            <text:p>173866</text:p>
          </table:table-cell>
        </table:table-row>
        <table:table-row table:style-name="ro2">
          <table:table-cell office:value-type="string" calcext:value-type="string">
            <text:p><text:a xlink:href="javascript:sym(31875)" xlink:type="simple">Du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83567" calcext:value-type="float">
            <text:p>183567</text:p>
          </table:table-cell>
        </table:table-row>
        <table:table-row table:style-name="ro2">
          <table:table-cell office:value-type="string" calcext:value-type="string">
            <text:p><text:a xlink:href="javascript:sym(10661)" xlink:type="simple">En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T</text:p>
          </table:table-cell>
          <table:table-cell office:value-type="float" office:value="48966" calcext:value-type="float">
            <text:p>48966</text:p>
          </table:table-cell>
          <table:table-cell office:value-type="string" calcext:value-type="string">
            <text:p>...</text:p>
          </table:table-cell>
          <table:table-cell office:value-type="float" office:value="80253" calcext:value-type="float">
            <text:p>80253</text:p>
          </table:table-cell>
        </table:table-row>
        <table:table-row table:style-name="ro2">
          <table:table-cell office:value-type="string" calcext:value-type="string">
            <text:p><text:a xlink:href="javascript:sym(10663)" xlink:type="simple">Gampi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60192" calcext:value-type="float">
            <text:p>60192</text:p>
          </table:table-cell>
          <table:table-cell office:value-type="string" calcext:value-type="string">
            <text:p>...</text:p>
          </table:table-cell>
          <table:table-cell office:value-type="float" office:value="96820" calcext:value-type="float">
            <text:p>96820</text:p>
          </table:table-cell>
        </table:table-row>
        <table:table-row table:style-name="ro2">
          <table:table-cell office:value-type="string" calcext:value-type="string">
            <text:p><text:a xlink:href="javascript:sym(1012)" xlink:type="simple">Garu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95811" calcext:value-type="float">
            <text:p>95811</text:p>
          </table:table-cell>
          <table:table-cell office:value-type="string" calcext:value-type="string">
            <text:p>...</text:p>
          </table:table-cell>
          <table:table-cell office:value-type="float" office:value="117726" calcext:value-type="float">
            <text:p>117726</text:p>
          </table:table-cell>
        </table:table-row>
        <table:table-row table:style-name="ro2">
          <table:table-cell office:value-type="string" calcext:value-type="string">
            <text:p><text:a xlink:href="javascript:sym(31952)" xlink:type="simple">Gebo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37777" calcext:value-type="float">
            <text:p>37777</text:p>
          </table:table-cell>
          <table:table-cell office:value-type="string" calcext:value-type="string">
            <text:p>...</text:p>
          </table:table-cell>
          <table:table-cell office:value-type="float" office:value="84390" calcext:value-type="float">
            <text:p>84390</text:p>
          </table:table-cell>
        </table:table-row>
        <table:table-row table:style-name="ro2">
          <table:table-cell office:value-type="string" calcext:value-type="string">
            <text:p><text:a xlink:href="javascript:sym(10664)" xlink:type="simple">Geda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4665" calcext:value-type="float">
            <text:p>54665</text:p>
          </table:table-cell>
          <table:table-cell office:value-type="string" calcext:value-type="string">
            <text:p>...</text:p>
          </table:table-cell>
          <table:table-cell office:value-type="float" office:value="132971" calcext:value-type="float">
            <text:p>132971</text:p>
          </table:table-cell>
        </table:table-row>
        <table:table-row table:style-name="ro2">
          <table:table-cell office:value-type="string" calcext:value-type="string">
            <text:p><text:a xlink:href="javascript:sym(31955)" xlink:type="simple">Gempo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7806" calcext:value-type="float">
            <text:p>27806</text:p>
          </table:table-cell>
          <table:table-cell office:value-type="float" office:value="70788" calcext:value-type="float">
            <text:p>70788</text:p>
          </table:table-cell>
          <table:table-cell office:value-type="float" office:value="83591" calcext:value-type="float">
            <text:p>83591</text:p>
          </table:table-cell>
        </table:table-row>
        <table:table-row table:style-name="ro2">
          <table:table-cell office:value-type="string" calcext:value-type="string">
            <text:p><text:a xlink:href="javascript:sym(8156)" xlink:type="simple">Gorontal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O</text:p>
          </table:table-cell>
          <table:table-cell office:value-type="float" office:value="94058" calcext:value-type="float">
            <text:p>94058</text:p>
          </table:table-cell>
          <table:table-cell office:value-type="float" office:value="119621" calcext:value-type="float">
            <text:p>119621</text:p>
          </table:table-cell>
          <table:table-cell office:value-type="float" office:value="173951" calcext:value-type="float">
            <text:p>173951</text:p>
          </table:table-cell>
        </table:table-row>
        <table:table-row table:style-name="ro2">
          <table:table-cell office:value-type="string" calcext:value-type="string">
            <text:p><text:a xlink:href="javascript:sym(3194)" xlink:type="simple">Gresi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74940" calcext:value-type="float">
            <text:p>74940</text:p>
          </table:table-cell>
          <table:table-cell office:value-type="string" calcext:value-type="string">
            <text:p>...</text:p>
          </table:table-cell>
          <table:table-cell office:value-type="float" office:value="76594" calcext:value-type="float">
            <text:p>76594</text:p>
          </table:table-cell>
        </table:table-row>
        <table:table-row table:style-name="ro2">
          <table:table-cell office:value-type="string" calcext:value-type="string">
            <text:p><text:a xlink:href="javascript:sym(10666)" xlink:type="simple">Grogo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3902" calcext:value-type="float">
            <text:p>63902</text:p>
          </table:table-cell>
          <table:table-cell office:value-type="string" calcext:value-type="string">
            <text:p>...</text:p>
          </table:table-cell>
          <table:table-cell office:value-type="float" office:value="127886" calcext:value-type="float">
            <text:p>127886</text:p>
          </table:table-cell>
        </table:table-row>
        <table:table-row table:style-name="ro2">
          <table:table-cell office:value-type="string" calcext:value-type="string">
            <text:p><text:a xlink:href="javascript:sym(31963)" xlink:type="simple">Gunungj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918" calcext:value-type="float">
            <text:p>77918</text:p>
          </table:table-cell>
        </table:table-row>
        <table:table-row table:style-name="ro2">
          <table:table-cell office:value-type="string" calcext:value-type="string">
            <text:p><text:a xlink:href="javascript:sym(10667)" xlink:type="simple">Gunung Put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62406" calcext:value-type="float">
            <text:p>62406</text:p>
          </table:table-cell>
          <table:table-cell office:value-type="float" office:value="169490" calcext:value-type="float">
            <text:p>169490</text:p>
          </table:table-cell>
          <table:table-cell office:value-type="float" office:value="309918" calcext:value-type="float">
            <text:p>309918</text:p>
          </table:table-cell>
        </table:table-row>
        <table:table-row table:style-name="ro2">
          <table:table-cell office:value-type="string" calcext:value-type="string">
            <text:p><text:a xlink:href="javascript:sym(31918)" xlink:type="simple">Gunung Sindu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63939" calcext:value-type="float">
            <text:p>63939</text:p>
          </table:table-cell>
          <table:table-cell office:value-type="float" office:value="98813" calcext:value-type="float">
            <text:p>98813</text:p>
          </table:table-cell>
        </table:table-row>
        <table:table-row table:style-name="ro2">
          <table:table-cell office:value-type="string" calcext:value-type="string">
            <text:p><text:a xlink:href="javascript:sym(31903)" xlink:type="simple">Hamparan Pera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...</text:p>
          </table:table-cell>
          <table:table-cell office:value-type="float" office:value="82421" calcext:value-type="float">
            <text:p>82421</text:p>
          </table:table-cell>
          <table:table-cell office:value-type="float" office:value="105556" calcext:value-type="float">
            <text:p>105556</text:p>
          </table:table-cell>
        </table:table-row>
        <table:table-row table:style-name="ro2">
          <table:table-cell office:value-type="string" calcext:value-type="string">
            <text:p><text:a xlink:href="javascript:sym(10668)" xlink:type="simple">Indramay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6447" calcext:value-type="float">
            <text:p>56447</text:p>
          </table:table-cell>
          <table:table-cell office:value-type="string" calcext:value-type="string">
            <text:p>...</text:p>
          </table:table-cell>
          <table:table-cell office:value-type="float" office:value="96177" calcext:value-type="float">
            <text:p>96177</text:p>
          </table:table-cell>
        </table:table-row>
        <table:table-row table:style-name="ro2">
          <table:table-cell office:value-type="string" calcext:value-type="string">
            <text:p><text:a xlink:href="javascript:sym(1013)" xlink:type="simple">Jakar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K</text:p>
          </table:table-cell>
          <table:table-cell office:value-type="float" office:value="8222515" calcext:value-type="float">
            <text:p>8222515</text:p>
          </table:table-cell>
          <table:table-cell office:value-type="float" office:value="8342435" calcext:value-type="float">
            <text:p>8342435</text:p>
          </table:table-cell>
          <table:table-cell office:value-type="float" office:value="9586705" calcext:value-type="float">
            <text:p>9586705</text:p>
          </table:table-cell>
        </table:table-row>
        <table:table-row table:style-name="ro2">
          <table:table-cell office:value-type="string" calcext:value-type="string">
            <text:p><text:a xlink:href="javascript:sym(1014)" xlink:type="simple">Jamb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A</text:p>
          </table:table-cell>
          <table:table-cell office:value-type="float" office:value="301430" calcext:value-type="float">
            <text:p>301430</text:p>
          </table:table-cell>
          <table:table-cell office:value-type="float" office:value="400351" calcext:value-type="float">
            <text:p>400351</text:p>
          </table:table-cell>
          <table:table-cell office:value-type="float" office:value="515901" calcext:value-type="float">
            <text:p>515901</text:p>
          </table:table-cell>
        </table:table-row>
        <table:table-row table:style-name="ro2">
          <table:table-cell office:value-type="string" calcext:value-type="string">
            <text:p><text:a xlink:href="javascript:sym(31961)" xlink:type="simple">Jat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7954" calcext:value-type="float">
            <text:p>27954</text:p>
          </table:table-cell>
          <table:table-cell office:value-type="string" calcext:value-type="string">
            <text:p>...</text:p>
          </table:table-cell>
          <table:table-cell office:value-type="float" office:value="78304" calcext:value-type="float">
            <text:p>78304</text:p>
          </table:table-cell>
        </table:table-row>
        <table:table-row table:style-name="ro2">
          <table:table-cell office:value-type="string" calcext:value-type="string">
            <text:p><text:a xlink:href="javascript:sym(10669)" xlink:type="simple">J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6574" calcext:value-type="float">
            <text:p>66574</text:p>
          </table:table-cell>
          <table:table-cell office:value-type="string" calcext:value-type="string">
            <text:p>...</text:p>
          </table:table-cell>
          <table:table-cell office:value-type="float" office:value="99466" calcext:value-type="float">
            <text:p>99466</text:p>
          </table:table-cell>
        </table:table-row>
        <table:table-row table:style-name="ro2">
          <table:table-cell office:value-type="string" calcext:value-type="string">
            <text:p><text:a xlink:href="javascript:sym(31897)" xlink:type="simple">Jatinango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695" calcext:value-type="float">
            <text:p>107695</text:p>
          </table:table-cell>
        </table:table-row>
        <table:table-row table:style-name="ro2">
          <table:table-cell office:value-type="string" calcext:value-type="string">
            <text:p><text:a xlink:href="javascript:sym(10670)" xlink:type="simple">Jatiwang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6317" calcext:value-type="float">
            <text:p>46317</text:p>
          </table:table-cell>
          <table:table-cell office:value-type="string" calcext:value-type="string">
            <text:p>...</text:p>
          </table:table-cell>
          <table:table-cell office:value-type="float" office:value="78765" calcext:value-type="float">
            <text:p>78765</text:p>
          </table:table-cell>
        </table:table-row>
        <table:table-row table:style-name="ro3">
          <table:table-cell office:value-type="string" calcext:value-type="string">
            <text:p><text:a xlink:href="javascript:sym(1047)" xlink:type="simple">Jayapura</text:a> (Port Numbay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</text:p>
          </table:table-cell>
          <table:table-cell office:value-type="float" office:value="95747" calcext:value-type="float">
            <text:p>95747</text:p>
          </table:table-cell>
          <table:table-cell office:value-type="float" office:value="154528" calcext:value-type="float">
            <text:p>154528</text:p>
          </table:table-cell>
          <table:table-cell office:value-type="float" office:value="233859" calcext:value-type="float">
            <text:p>233859</text:p>
          </table:table-cell>
        </table:table-row>
        <table:table-row table:style-name="ro2">
          <table:table-cell office:value-type="string" calcext:value-type="string">
            <text:p><text:a xlink:href="javascript:sym(1015)" xlink:type="simple">Jembe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18529" calcext:value-type="float">
            <text:p>218529</text:p>
          </table:table-cell>
          <table:table-cell office:value-type="float" office:value="266299" calcext:value-type="float">
            <text:p>266299</text:p>
          </table:table-cell>
          <table:table-cell office:value-type="float" office:value="305576" calcext:value-type="float">
            <text:p>305576</text:p>
          </table:table-cell>
        </table:table-row>
        <table:table-row table:style-name="ro2">
          <table:table-cell office:value-type="string" calcext:value-type="string">
            <text:p><text:a xlink:href="javascript:sym(10671)" xlink:type="simple">Jepa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7897" calcext:value-type="float">
            <text:p>67897</text:p>
          </table:table-cell>
          <table:table-cell office:value-type="string" calcext:value-type="string">
            <text:p>...</text:p>
          </table:table-cell>
          <table:table-cell office:value-type="float" office:value="79508" calcext:value-type="float">
            <text:p>79508</text:p>
          </table:table-cell>
        </table:table-row>
        <table:table-row table:style-name="ro2">
          <table:table-cell office:value-type="string" calcext:value-type="string">
            <text:p><text:a xlink:href="javascript:sym(31893)" xlink:type="simple">Jimbar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4934" calcext:value-type="float">
            <text:p>104934</text:p>
          </table:table-cell>
        </table:table-row>
        <table:table-row table:style-name="ro2">
          <table:table-cell office:value-type="string" calcext:value-type="string">
            <text:p><text:a xlink:href="javascript:sym(10672)" xlink:type="simple">Jomb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92607" calcext:value-type="float">
            <text:p>92607</text:p>
          </table:table-cell>
          <table:table-cell office:value-type="string" calcext:value-type="string">
            <text:p>...</text:p>
          </table:table-cell>
          <table:table-cell office:value-type="float" office:value="137233" calcext:value-type="float">
            <text:p>137233</text:p>
          </table:table-cell>
        </table:table-row>
        <table:table-row table:style-name="ro2">
          <table:table-cell office:value-type="string" calcext:value-type="string">
            <text:p><text:a xlink:href="javascript:sym(31975)" xlink:type="simple">Jonggo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58878" calcext:value-type="float">
            <text:p>58878</text:p>
          </table:table-cell>
          <table:table-cell office:value-type="float" office:value="84406" calcext:value-type="float">
            <text:p>84406</text:p>
          </table:table-cell>
        </table:table-row>
        <table:table-row table:style-name="ro2">
          <table:table-cell office:value-type="string" calcext:value-type="string">
            <text:p><text:a xlink:href="javascript:sym(31972)" xlink:type="simple">Kalas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158" calcext:value-type="float">
            <text:p>76158</text:p>
          </table:table-cell>
        </table:table-row>
        <table:table-row table:style-name="ro2">
          <table:table-cell office:value-type="string" calcext:value-type="string">
            <text:p><text:a xlink:href="javascript:sym(10674)" xlink:type="simple">Kaliwung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42231" calcext:value-type="float">
            <text:p>42231</text:p>
          </table:table-cell>
          <table:table-cell office:value-type="string" calcext:value-type="string">
            <text:p>...</text:p>
          </table:table-cell>
          <table:table-cell office:value-type="float" office:value="82422" calcext:value-type="float">
            <text:p>82422</text:p>
          </table:table-cell>
        </table:table-row>
        <table:table-row table:style-name="ro1">
          <table:table-cell office:value-type="string" calcext:value-type="string">
            <text:p><text:a xlink:href="javascript:sym(31979)" xlink:type="simple">Kaliwungu</text:a> (Kudus Kabupate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...</text:p>
          </table:table-cell>
          <table:table-cell office:value-type="float" office:value="77703" calcext:value-type="float">
            <text:p>77703</text:p>
          </table:table-cell>
        </table:table-row>
        <table:table-row table:style-name="ro2">
          <table:table-cell office:value-type="string" calcext:value-type="string">
            <text:p><text:a xlink:href="javascript:sym(31911)" xlink:type="simple">Karangpawit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2534" calcext:value-type="float">
            <text:p>102534</text:p>
          </table:table-cell>
        </table:table-row>
        <table:table-row table:style-name="ro2">
          <table:table-cell office:value-type="string" calcext:value-type="string">
            <text:p><text:a xlink:href="javascript:sym(31902)" xlink:type="simple">Karangtenga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8062" calcext:value-type="float">
            <text:p>28062</text:p>
          </table:table-cell>
          <table:table-cell office:value-type="float" office:value="96132" calcext:value-type="float">
            <text:p>96132</text:p>
          </table:table-cell>
          <table:table-cell office:value-type="float" office:value="106319" calcext:value-type="float">
            <text:p>106319</text:p>
          </table:table-cell>
        </table:table-row>
        <table:table-row table:style-name="ro3">
          <table:table-cell office:value-type="string" calcext:value-type="string">
            <text:p><text:a xlink:href="javascript:sym(3195)" xlink:type="simple">Karawang</text:a> (Krawang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145041" calcext:value-type="float">
            <text:p>145041</text:p>
          </table:table-cell>
          <table:table-cell office:value-type="float" office:value="178516" calcext:value-type="float">
            <text:p>178516</text:p>
          </table:table-cell>
          <table:table-cell office:value-type="float" office:value="245615" calcext:value-type="float">
            <text:p>245615</text:p>
          </table:table-cell>
        </table:table-row>
        <table:table-row table:style-name="ro2">
          <table:table-cell office:value-type="string" calcext:value-type="string">
            <text:p><text:a xlink:href="javascript:sym(31894)" xlink:type="simple">Kartasu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8809" calcext:value-type="float">
            <text:p>68809</text:p>
          </table:table-cell>
          <table:table-cell office:value-type="string" calcext:value-type="string">
            <text:p>...</text:p>
          </table:table-cell>
          <table:table-cell office:value-type="float" office:value="112131" calcext:value-type="float">
            <text:p>112131</text:p>
          </table:table-cell>
        </table:table-row>
        <table:table-row table:style-name="ro2">
          <table:table-cell office:value-type="string" calcext:value-type="string">
            <text:p><text:a xlink:href="javascript:sym(10677)" xlink:type="simple">Kasih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52268" calcext:value-type="float">
            <text:p>52268</text:p>
          </table:table-cell>
          <table:table-cell office:value-type="string" calcext:value-type="string">
            <text:p>...</text:p>
          </table:table-cell>
          <table:table-cell office:value-type="float" office:value="110871" calcext:value-type="float">
            <text:p>110871</text:p>
          </table:table-cell>
        </table:table-row>
        <table:table-row table:style-name="ro2">
          <table:table-cell office:value-type="string" calcext:value-type="string">
            <text:p><text:a xlink:href="javascript:sym(31898)" xlink:type="simple">Katap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7679" calcext:value-type="float">
            <text:p>107679</text:p>
          </table:table-cell>
        </table:table-row>
        <table:table-row table:style-name="ro2">
          <table:table-cell office:value-type="string" calcext:value-type="string">
            <text:p><text:a xlink:href="javascript:sym(10679)" xlink:type="simple">Keboma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3375" calcext:value-type="float">
            <text:p>53375</text:p>
          </table:table-cell>
          <table:table-cell office:value-type="string" calcext:value-type="string">
            <text:p>...</text:p>
          </table:table-cell>
          <table:table-cell office:value-type="float" office:value="106259" calcext:value-type="float">
            <text:p>106259</text:p>
          </table:table-cell>
        </table:table-row>
        <table:table-row table:style-name="ro2">
          <table:table-cell office:value-type="string" calcext:value-type="string">
            <text:p><text:a xlink:href="javascript:sym(10680)" xlink:type="simple">Kebum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76742" calcext:value-type="float">
            <text:p>76742</text:p>
          </table:table-cell>
          <table:table-cell office:value-type="string" calcext:value-type="string">
            <text:p>...</text:p>
          </table:table-cell>
          <table:table-cell office:value-type="float" office:value="95604" calcext:value-type="float">
            <text:p>95604</text:p>
          </table:table-cell>
        </table:table-row>
        <table:table-row table:style-name="ro2">
          <table:table-cell office:value-type="string" calcext:value-type="string">
            <text:p><text:a xlink:href="javascript:sym(1016)" xlink:type="simple">Kedi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235333" calcext:value-type="float">
            <text:p>235333</text:p>
          </table:table-cell>
          <table:table-cell office:value-type="float" office:value="244519" calcext:value-type="float">
            <text:p>244519</text:p>
          </table:table-cell>
          <table:table-cell office:value-type="float" office:value="268507" calcext:value-type="float">
            <text:p>268507</text:p>
          </table:table-cell>
        </table:table-row>
        <table:table-row table:style-name="ro2">
          <table:table-cell office:value-type="string" calcext:value-type="string">
            <text:p><text:a xlink:href="javascript:sym(10681)" xlink:type="simple">Kedungwar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0207" calcext:value-type="float">
            <text:p>50207</text:p>
          </table:table-cell>
          <table:table-cell office:value-type="string" calcext:value-type="string">
            <text:p>...</text:p>
          </table:table-cell>
          <table:table-cell office:value-type="float" office:value="77612" calcext:value-type="float">
            <text:p>77612</text:p>
          </table:table-cell>
        </table:table-row>
        <table:table-row table:style-name="ro2">
          <table:table-cell office:value-type="string" calcext:value-type="string">
            <text:p><text:a xlink:href="javascript:sym(10682)" xlink:type="simple">Kedungwun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59322" calcext:value-type="float">
            <text:p>59322</text:p>
          </table:table-cell>
          <table:table-cell office:value-type="string" calcext:value-type="string">
            <text:p>...</text:p>
          </table:table-cell>
          <table:table-cell office:value-type="float" office:value="79797" calcext:value-type="float">
            <text:p>79797</text:p>
          </table:table-cell>
        </table:table-row>
        <table:table-row table:style-name="ro2">
          <table:table-cell office:value-type="string" calcext:value-type="string">
            <text:p><text:a xlink:href="javascript:sym(31876)" xlink:type="simple">Kelapa Du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105952" calcext:value-type="float">
            <text:p>105952</text:p>
          </table:table-cell>
          <table:table-cell office:value-type="float" office:value="178035" calcext:value-type="float">
            <text:p>178035</text:p>
          </table:table-cell>
        </table:table-row>
        <table:table-row table:style-name="ro2">
          <table:table-cell office:value-type="string" calcext:value-type="string">
            <text:p><text:a xlink:href="javascript:sym(31933)" xlink:type="simple">Kelapa Nungga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62857" calcext:value-type="float">
            <text:p>62857</text:p>
          </table:table-cell>
          <table:table-cell office:value-type="float" office:value="92263" calcext:value-type="float">
            <text:p>92263</text:p>
          </table:table-cell>
        </table:table-row>
        <table:table-row table:style-name="ro2">
          <table:table-cell office:value-type="string" calcext:value-type="string">
            <text:p><text:a xlink:href="javascript:sym(31932)" xlink:type="simple">Kem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65961" calcext:value-type="float">
            <text:p>65961</text:p>
          </table:table-cell>
          <table:table-cell office:value-type="float" office:value="92401" calcext:value-type="float">
            <text:p>92401</text:p>
          </table:table-cell>
        </table:table-row>
        <table:table-row table:style-name="ro2">
          <table:table-cell office:value-type="string" calcext:value-type="string">
            <text:p><text:a xlink:href="javascript:sym(10683)" xlink:type="simple">Kendar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G</text:p>
          </table:table-cell>
          <table:table-cell office:value-type="float" office:value="94825" calcext:value-type="float">
            <text:p>94825</text:p>
          </table:table-cell>
          <table:table-cell office:value-type="float" office:value="162272" calcext:value-type="float">
            <text:p>162272</text:p>
          </table:table-cell>
          <table:table-cell office:value-type="float" office:value="264673" calcext:value-type="float">
            <text:p>264673</text:p>
          </table:table-cell>
        </table:table-row>
        <table:table-row table:style-name="ro2">
          <table:table-cell office:value-type="string" calcext:value-type="string">
            <text:p><text:a xlink:href="javascript:sym(10684)" xlink:type="simple">Kepanj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46344" calcext:value-type="float">
            <text:p>46344</text:p>
          </table:table-cell>
          <table:table-cell office:value-type="float" office:value="79803" calcext:value-type="float">
            <text:p>79803</text:p>
          </table:table-cell>
          <table:table-cell office:value-type="float" office:value="87849" calcext:value-type="float">
            <text:p>87849</text:p>
          </table:table-cell>
        </table:table-row>
        <table:table-row table:style-name="ro2">
          <table:table-cell office:value-type="string" calcext:value-type="string">
            <text:p><text:a xlink:href="javascript:sym(31908)" xlink:type="simple">Kerobok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3715" calcext:value-type="float">
            <text:p>103715</text:p>
          </table:table-cell>
        </table:table-row>
        <table:table-row table:style-name="ro2">
          <table:table-cell office:value-type="string" calcext:value-type="string">
            <text:p><text:a xlink:href="javascript:sym(10685)" xlink:type="simple">Kisar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74679" calcext:value-type="float">
            <text:p>74679</text:p>
          </table:table-cell>
          <table:table-cell office:value-type="string" calcext:value-type="string">
            <text:p>...</text:p>
          </table:table-cell>
          <table:table-cell office:value-type="float" office:value="123956" calcext:value-type="float">
            <text:p>123956</text:p>
          </table:table-cell>
        </table:table-row>
        <table:table-row table:style-name="ro2">
          <table:table-cell office:value-type="string" calcext:value-type="string">
            <text:p><text:a xlink:href="javascript:sym(31904)" xlink:type="simple">Kla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78719" calcext:value-type="float">
            <text:p>78719</text:p>
          </table:table-cell>
          <table:table-cell office:value-type="float" office:value="145215" calcext:value-type="float">
            <text:p>145215</text:p>
          </table:table-cell>
        </table:table-row>
        <table:table-row table:style-name="ro2">
          <table:table-cell office:value-type="string" calcext:value-type="string">
            <text:p><text:a xlink:href="javascript:sym(1017)" xlink:type="simple">Klat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103327" calcext:value-type="float">
            <text:p>103327</text:p>
          </table:table-cell>
          <table:table-cell office:value-type="string" calcext:value-type="string">
            <text:p>...</text:p>
          </table:table-cell>
          <table:table-cell office:value-type="float" office:value="124487" calcext:value-type="float">
            <text:p>124487</text:p>
          </table:table-cell>
        </table:table-row>
        <table:table-row table:style-name="ro2">
          <table:table-cell office:value-type="string" calcext:value-type="string">
            <text:p><text:a xlink:href="javascript:sym(31888)" xlink:type="simple">Kosamb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88757" calcext:value-type="float">
            <text:p>88757</text:p>
          </table:table-cell>
          <table:table-cell office:value-type="float" office:value="131011" calcext:value-type="float">
            <text:p>131011</text:p>
          </table:table-cell>
        </table:table-row>
        <table:table-row table:style-name="ro2">
          <table:table-cell office:value-type="string" calcext:value-type="string">
            <text:p><text:a xlink:href="javascript:sym(31891)" xlink:type="simple">Kotabar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83664" calcext:value-type="float">
            <text:p>83664</text:p>
          </table:table-cell>
          <table:table-cell office:value-type="float" office:value="115425" calcext:value-type="float">
            <text:p>115425</text:p>
          </table:table-cell>
        </table:table-row>
        <table:table-row table:style-name="ro2">
          <table:table-cell office:value-type="string" calcext:value-type="string">
            <text:p><text:a xlink:href="javascript:sym(31924)" xlink:type="simple">Kotabum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</text:p>
          </table:table-cell>
          <table:table-cell office:value-type="float" office:value="35053" calcext:value-type="float">
            <text:p>35053</text:p>
          </table:table-cell>
          <table:table-cell office:value-type="string" calcext:value-type="string">
            <text:p>...</text:p>
          </table:table-cell>
          <table:table-cell office:value-type="float" office:value="96581" calcext:value-type="float">
            <text:p>96581</text:p>
          </table:table-cell>
        </table:table-row>
        <table:table-row table:style-name="ro2">
          <table:table-cell office:value-type="string" calcext:value-type="string">
            <text:p><text:a xlink:href="javascript:sym(31899)" xlink:type="simple">Kri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34458" calcext:value-type="float">
            <text:p>34458</text:p>
          </table:table-cell>
          <table:table-cell office:value-type="string" calcext:value-type="string">
            <text:p>...</text:p>
          </table:table-cell>
          <table:table-cell office:value-type="float" office:value="107158" calcext:value-type="float">
            <text:p>107158</text:p>
          </table:table-cell>
        </table:table-row>
        <table:table-row table:style-name="ro2">
          <table:table-cell office:value-type="string" calcext:value-type="string">
            <text:p><text:a xlink:href="javascript:sym(1018)" xlink:type="simple">Kudu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95259" calcext:value-type="float">
            <text:p>95259</text:p>
          </table:table-cell>
          <table:table-cell office:value-type="string" calcext:value-type="string">
            <text:p>...</text:p>
          </table:table-cell>
          <table:table-cell office:value-type="float" office:value="92776" calcext:value-type="float">
            <text:p>92776</text:p>
          </table:table-cell>
        </table:table-row>
        <table:table-row table:style-name="ro2">
          <table:table-cell office:value-type="string" calcext:value-type="string">
            <text:p><text:a xlink:href="javascript:sym(10688)" xlink:type="simple">Kuni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5578" calcext:value-type="float">
            <text:p>75578</text:p>
          </table:table-cell>
          <table:table-cell office:value-type="string" calcext:value-type="string">
            <text:p>...</text:p>
          </table:table-cell>
          <table:table-cell office:value-type="float" office:value="86648" calcext:value-type="float">
            <text:p>86648</text:p>
          </table:table-cell>
        </table:table-row>
        <table:table-row table:style-name="ro2">
          <table:table-cell office:value-type="string" calcext:value-type="string">
            <text:p><text:a xlink:href="javascript:sym(1048)" xlink:type="simple">Kup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T</text:p>
          </table:table-cell>
          <table:table-cell office:value-type="float" office:value="129259" calcext:value-type="float">
            <text:p>129259</text:p>
          </table:table-cell>
          <table:table-cell office:value-type="float" office:value="216331" calcext:value-type="float">
            <text:p>216331</text:p>
          </table:table-cell>
          <table:table-cell office:value-type="float" office:value="315768" calcext:value-type="float">
            <text:p>315768</text:p>
          </table:table-cell>
        </table:table-row>
        <table:table-row table:style-name="ro2">
          <table:table-cell office:value-type="string" calcext:value-type="string">
            <text:p><text:a xlink:href="javascript:sym(31947)" xlink:type="simple">Ku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32109" calcext:value-type="float">
            <text:p>32109</text:p>
          </table:table-cell>
          <table:table-cell office:value-type="string" calcext:value-type="string">
            <text:p>...</text:p>
          </table:table-cell>
          <table:table-cell office:value-type="float" office:value="86483" calcext:value-type="float">
            <text:p>86483</text:p>
          </table:table-cell>
        </table:table-row>
        <table:table-row table:style-name="ro2">
          <table:table-cell office:value-type="string" calcext:value-type="string">
            <text:p><text:a xlink:href="javascript:sym(10689)" xlink:type="simple">Laha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S</text:p>
          </table:table-cell>
          <table:table-cell office:value-type="float" office:value="52655" calcext:value-type="float">
            <text:p>52655</text:p>
          </table:table-cell>
          <table:table-cell office:value-type="string" calcext:value-type="string">
            <text:p>...</text:p>
          </table:table-cell>
          <table:table-cell office:value-type="float" office:value="87253" calcext:value-type="float">
            <text:p>87253</text:p>
          </table:table-cell>
        </table:table-row>
        <table:table-row table:style-name="ro2">
          <table:table-cell office:value-type="string" calcext:value-type="string">
            <text:p><text:a xlink:href="javascript:sym(10690)" xlink:type="simple">Lang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C</text:p>
          </table:table-cell>
          <table:table-cell office:value-type="float" office:value="43375" calcext:value-type="float">
            <text:p>43375</text:p>
          </table:table-cell>
          <table:table-cell office:value-type="string" calcext:value-type="string">
            <text:p>...</text:p>
          </table:table-cell>
          <table:table-cell office:value-type="float" office:value="124270" calcext:value-type="float">
            <text:p>124270</text:p>
          </table:table-cell>
        </table:table-row>
        <table:table-row table:style-name="ro2">
          <table:table-cell office:value-type="string" calcext:value-type="string">
            <text:p><text:a xlink:href="javascript:sym(10691)" xlink:type="simple">Law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48440" calcext:value-type="float">
            <text:p>48440</text:p>
          </table:table-cell>
          <table:table-cell office:value-type="float" office:value="81866" calcext:value-type="float">
            <text:p>81866</text:p>
          </table:table-cell>
          <table:table-cell office:value-type="float" office:value="93717" calcext:value-type="float">
            <text:p>93717</text:p>
          </table:table-cell>
        </table:table-row>
        <table:table-row table:style-name="ro2">
          <table:table-cell office:value-type="string" calcext:value-type="string">
            <text:p><text:a xlink:href="javascript:sym(31934)" xlink:type="simple">Lego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61410" calcext:value-type="float">
            <text:p>61410</text:p>
          </table:table-cell>
          <table:table-cell office:value-type="float" office:value="92217" calcext:value-type="float">
            <text:p>92217</text:p>
          </table:table-cell>
        </table:table-row>
        <table:table-row table:style-name="ro2">
          <table:table-cell office:value-type="string" calcext:value-type="string">
            <text:p><text:a xlink:href="javascript:sym(10692)" xlink:type="simple">Lemb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2094" calcext:value-type="float">
            <text:p>42094</text:p>
          </table:table-cell>
          <table:table-cell office:value-type="string" calcext:value-type="string">
            <text:p>...</text:p>
          </table:table-cell>
          <table:table-cell office:value-type="float" office:value="136030" calcext:value-type="float">
            <text:p>136030</text:p>
          </table:table-cell>
        </table:table-row>
        <table:table-row table:style-name="ro2">
          <table:table-cell office:value-type="string" calcext:value-type="string">
            <text:p><text:a xlink:href="javascript:sym(31970)" xlink:type="simple">Leuwili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4985" calcext:value-type="float">
            <text:p>24985</text:p>
          </table:table-cell>
          <table:table-cell office:value-type="float" office:value="62207" calcext:value-type="float">
            <text:p>62207</text:p>
          </table:table-cell>
          <table:table-cell office:value-type="float" office:value="76451" calcext:value-type="float">
            <text:p>76451</text:p>
          </table:table-cell>
        </table:table-row>
        <table:table-row table:style-name="ro2">
          <table:table-cell office:value-type="string" calcext:value-type="string">
            <text:p><text:a xlink:href="javascript:sym(10693)" xlink:type="simple">Lhokseumaw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C</text:p>
          </table:table-cell>
          <table:table-cell office:value-type="float" office:value="109569" calcext:value-type="float">
            <text:p>109569</text:p>
          </table:table-cell>
          <table:table-cell office:value-type="string" calcext:value-type="string">
            <text:p>...</text:p>
          </table:table-cell>
          <table:table-cell office:value-type="float" office:value="129251" calcext:value-type="float">
            <text:p>129251</text:p>
          </table:table-cell>
        </table:table-row>
        <table:table-row table:style-name="ro2">
          <table:table-cell office:value-type="string" calcext:value-type="string">
            <text:p><text:a xlink:href="javascript:sym(10694)" xlink:type="simple">Lubuklingga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S</text:p>
          </table:table-cell>
          <table:table-cell office:value-type="float" office:value="53627" calcext:value-type="float">
            <text:p>53627</text:p>
          </table:table-cell>
          <table:table-cell office:value-type="string" calcext:value-type="string">
            <text:p>...</text:p>
          </table:table-cell>
          <table:table-cell office:value-type="float" office:value="158824" calcext:value-type="float">
            <text:p>158824</text:p>
          </table:table-cell>
        </table:table-row>
        <table:table-row table:style-name="ro2">
          <table:table-cell office:value-type="string" calcext:value-type="string">
            <text:p><text:a xlink:href="javascript:sym(31974)" xlink:type="simple">Lubuk Pakam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38143" calcext:value-type="float">
            <text:p>38143</text:p>
          </table:table-cell>
          <table:table-cell office:value-type="float" office:value="65986" calcext:value-type="float">
            <text:p>65986</text:p>
          </table:table-cell>
          <table:table-cell office:value-type="float" office:value="74423" calcext:value-type="float">
            <text:p>74423</text:p>
          </table:table-cell>
        </table:table-row>
        <table:table-row table:style-name="ro2">
          <table:table-cell office:value-type="string" calcext:value-type="string">
            <text:p><text:a xlink:href="javascript:sym(1019)" xlink:type="simple">Madiu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165807" calcext:value-type="float">
            <text:p>165807</text:p>
          </table:table-cell>
          <table:table-cell office:value-type="float" office:value="163956" calcext:value-type="float">
            <text:p>163956</text:p>
          </table:table-cell>
          <table:table-cell office:value-type="float" office:value="170964" calcext:value-type="float">
            <text:p>170964</text:p>
          </table:table-cell>
        </table:table-row>
        <table:table-row table:style-name="ro2">
          <table:table-cell office:value-type="string" calcext:value-type="string">
            <text:p><text:a xlink:href="javascript:sym(1020)" xlink:type="simple">Magel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123156" calcext:value-type="float">
            <text:p>123156</text:p>
          </table:table-cell>
          <table:table-cell office:value-type="float" office:value="117553" calcext:value-type="float">
            <text:p>117553</text:p>
          </table:table-cell>
          <table:table-cell office:value-type="float" office:value="118227" calcext:value-type="float">
            <text:p>118227</text:p>
          </table:table-cell>
        </table:table-row>
        <table:table-row table:style-name="ro2">
          <table:table-cell office:value-type="string" calcext:value-type="string">
            <text:p><text:a xlink:href="javascript:sym(3197)" xlink:type="simple">Majala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93179" calcext:value-type="float">
            <text:p>93179</text:p>
          </table:table-cell>
          <table:table-cell office:value-type="string" calcext:value-type="string">
            <text:p>...</text:p>
          </table:table-cell>
          <table:table-cell office:value-type="float" office:value="150342" calcext:value-type="float">
            <text:p>150342</text:p>
          </table:table-cell>
        </table:table-row>
        <table:table-row table:style-name="ro1">
          <table:table-cell office:value-type="string" calcext:value-type="string">
            <text:p><text:a xlink:href="javascript:sym(1045)" xlink:type="simple">Makassar</text:a> (Ujungpandang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N</text:p>
          </table:table-cell>
          <table:table-cell office:value-type="float" office:value="912883" calcext:value-type="float">
            <text:p>912883</text:p>
          </table:table-cell>
          <table:table-cell office:value-type="float" office:value="1077225" calcext:value-type="float">
            <text:p>1077225</text:p>
          </table:table-cell>
          <table:table-cell office:value-type="float" office:value="1331391" calcext:value-type="float">
            <text:p>1331391</text:p>
          </table:table-cell>
        </table:table-row>
        <table:table-row table:style-name="ro2">
          <table:table-cell office:value-type="string" calcext:value-type="string">
            <text:p><text:a xlink:href="javascript:sym(1021)" xlink:type="simple">Mal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649766" calcext:value-type="float">
            <text:p>649766</text:p>
          </table:table-cell>
          <table:table-cell office:value-type="float" office:value="742263" calcext:value-type="float">
            <text:p>742263</text:p>
          </table:table-cell>
          <table:table-cell office:value-type="float" office:value="820243" calcext:value-type="float">
            <text:p>820243</text:p>
          </table:table-cell>
        </table:table-row>
        <table:table-row table:style-name="ro2">
          <table:table-cell office:value-type="string" calcext:value-type="string">
            <text:p><text:a xlink:href="javascript:sym(28461)" xlink:type="simple">Mamuj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R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44444" calcext:value-type="float">
            <text:p>44444</text:p>
          </table:table-cell>
        </table:table-row>
        <table:table-row table:style-name="ro2">
          <table:table-cell office:value-type="string" calcext:value-type="string">
            <text:p><text:a xlink:href="javascript:sym(1022)" xlink:type="simple">Mana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A</text:p>
          </table:table-cell>
          <table:table-cell office:value-type="float" office:value="275214" calcext:value-type="float">
            <text:p>275214</text:p>
          </table:table-cell>
          <table:table-cell office:value-type="float" office:value="352995" calcext:value-type="float">
            <text:p>352995</text:p>
          </table:table-cell>
          <table:table-cell office:value-type="float" office:value="394683" calcext:value-type="float">
            <text:p>394683</text:p>
          </table:table-cell>
        </table:table-row>
        <table:table-row table:style-name="ro2">
          <table:table-cell office:value-type="string" calcext:value-type="string">
            <text:p><text:a xlink:href="javascript:sym(28460)" xlink:type="simple">Manokwa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B</text:p>
          </table:table-cell>
          <table:table-cell office:value-type="float" office:value="33751" calcext:value-type="float">
            <text:p>33751</text:p>
          </table:table-cell>
          <table:table-cell office:value-type="string" calcext:value-type="string">
            <text:p>...</text:p>
          </table:table-cell>
          <table:table-cell office:value-type="float" office:value="43716" calcext:value-type="float">
            <text:p>43716</text:p>
          </table:table-cell>
        </table:table-row>
        <table:table-row table:style-name="ro2">
          <table:table-cell office:value-type="string" calcext:value-type="string">
            <text:p><text:a xlink:href="javascript:sym(31929)" xlink:type="simple">Many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3961" calcext:value-type="float">
            <text:p>23961</text:p>
          </table:table-cell>
          <table:table-cell office:value-type="string" calcext:value-type="string">
            <text:p>...</text:p>
          </table:table-cell>
          <table:table-cell office:value-type="float" office:value="95885" calcext:value-type="float">
            <text:p>95885</text:p>
          </table:table-cell>
        </table:table-row>
        <table:table-row table:style-name="ro2">
          <table:table-cell office:value-type="string" calcext:value-type="string">
            <text:p><text:a xlink:href="javascript:sym(31887)" xlink:type="simple">Margaasi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32280" calcext:value-type="float">
            <text:p>132280</text:p>
          </table:table-cell>
        </table:table-row>
        <table:table-row table:style-name="ro2">
          <table:table-cell office:value-type="string" calcext:value-type="string">
            <text:p><text:a xlink:href="javascript:sym(10696)" xlink:type="simple">Margahay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3280" calcext:value-type="float">
            <text:p>73280</text:p>
          </table:table-cell>
          <table:table-cell office:value-type="string" calcext:value-type="string">
            <text:p>...</text:p>
          </table:table-cell>
          <table:table-cell office:value-type="float" office:value="119742" calcext:value-type="float">
            <text:p>119742</text:p>
          </table:table-cell>
        </table:table-row>
        <table:table-row table:style-name="ro2">
          <table:table-cell office:value-type="string" calcext:value-type="string">
            <text:p><text:a xlink:href="javascript:sym(10697)" xlink:type="simple">Martapur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S</text:p>
          </table:table-cell>
          <table:table-cell office:value-type="float" office:value="45044" calcext:value-type="float">
            <text:p>45044</text:p>
          </table:table-cell>
          <table:table-cell office:value-type="float" office:value="72823" calcext:value-type="float">
            <text:p>72823</text:p>
          </table:table-cell>
          <table:table-cell office:value-type="float" office:value="102415" calcext:value-type="float">
            <text:p>102415</text:p>
          </table:table-cell>
        </table:table-row>
        <table:table-row table:style-name="ro2">
          <table:table-cell office:value-type="string" calcext:value-type="string">
            <text:p><text:a xlink:href="javascript:sym(31967)" xlink:type="simple">Masbagi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741" calcext:value-type="float">
            <text:p>76741</text:p>
          </table:table-cell>
        </table:table-row>
        <table:table-row table:style-name="ro2">
          <table:table-cell office:value-type="string" calcext:value-type="string">
            <text:p><text:a xlink:href="javascript:sym(1023)" xlink:type="simple">Matar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B</text:p>
          </table:table-cell>
          <table:table-cell office:value-type="float" office:value="275089" calcext:value-type="float">
            <text:p>275089</text:p>
          </table:table-cell>
          <table:table-cell office:value-type="float" office:value="317288" calcext:value-type="float">
            <text:p>317288</text:p>
          </table:table-cell>
          <table:table-cell office:value-type="float" office:value="402843" calcext:value-type="float">
            <text:p>402843</text:p>
          </table:table-cell>
        </table:table-row>
        <table:table-row table:style-name="ro2">
          <table:table-cell office:value-type="string" calcext:value-type="string">
            <text:p><text:a xlink:href="javascript:sym(1024)" xlink:type="simple">Med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1601606" calcext:value-type="float">
            <text:p>1601606</text:p>
          </table:table-cell>
          <table:table-cell office:value-type="float" office:value="1910683" calcext:value-type="float">
            <text:p>1910683</text:p>
          </table:table-cell>
          <table:table-cell office:value-type="float" office:value="2097610" calcext:value-type="float">
            <text:p>2097610</text:p>
          </table:table-cell>
        </table:table-row>
        <table:table-row table:style-name="ro2">
          <table:table-cell office:value-type="string" calcext:value-type="string">
            <text:p><text:a xlink:href="javascript:sym(31923)" xlink:type="simple">Megamendu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77556" calcext:value-type="float">
            <text:p>77556</text:p>
          </table:table-cell>
          <table:table-cell office:value-type="float" office:value="96887" calcext:value-type="float">
            <text:p>96887</text:p>
          </table:table-cell>
        </table:table-row>
        <table:table-row table:style-name="ro2">
          <table:table-cell office:value-type="string" calcext:value-type="string">
            <text:p><text:a xlink:href="javascript:sym(31956)" xlink:type="simple">Mengan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1913" calcext:value-type="float">
            <text:p>81913</text:p>
          </table:table-cell>
        </table:table-row>
        <table:table-row table:style-name="ro2">
          <table:table-cell office:value-type="string" calcext:value-type="string">
            <text:p><text:a xlink:href="javascript:sym(31925)" xlink:type="simple">Mengw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6550" calcext:value-type="float">
            <text:p>96550</text:p>
          </table:table-cell>
        </table:table-row>
        <table:table-row table:style-name="ro2">
          <table:table-cell office:value-type="string" calcext:value-type="string">
            <text:p><text:a xlink:href="javascript:sym(31944)" xlink:type="simple">Merauk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float" office:value="31142" calcext:value-type="float">
            <text:p>31142</text:p>
          </table:table-cell>
          <table:table-cell office:value-type="string" calcext:value-type="string">
            <text:p>...</text:p>
          </table:table-cell>
          <table:table-cell office:value-type="float" office:value="86782" calcext:value-type="float">
            <text:p>86782</text:p>
          </table:table-cell>
        </table:table-row>
        <table:table-row table:style-name="ro2">
          <table:table-cell office:value-type="string" calcext:value-type="string">
            <text:p><text:a xlink:href="javascript:sym(10698)" xlink:type="simple">Mertoyud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0323" calcext:value-type="float">
            <text:p>60323</text:p>
          </table:table-cell>
          <table:table-cell office:value-type="float" office:value="72926" calcext:value-type="float">
            <text:p>72926</text:p>
          </table:table-cell>
          <table:table-cell office:value-type="float" office:value="83385" calcext:value-type="float">
            <text:p>83385</text:p>
          </table:table-cell>
        </table:table-row>
        <table:table-row table:style-name="ro2">
          <table:table-cell office:value-type="string" calcext:value-type="string">
            <text:p><text:a xlink:href="javascript:sym(10699)" xlink:type="simple">Met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73259" calcext:value-type="float">
            <text:p>73259</text:p>
          </table:table-cell>
          <table:table-cell office:value-type="float" office:value="89071" calcext:value-type="float">
            <text:p>89071</text:p>
          </table:table-cell>
          <table:table-cell office:value-type="float" office:value="142733" calcext:value-type="float">
            <text:p>142733</text:p>
          </table:table-cell>
        </table:table-row>
        <table:table-row table:style-name="ro2">
          <table:table-cell office:value-type="string" calcext:value-type="string">
            <text:p><text:a xlink:href="javascript:sym(31915)" xlink:type="simple">Ml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031" calcext:value-type="float">
            <text:p>101031</text:p>
          </table:table-cell>
        </table:table-row>
        <table:table-row table:style-name="ro2">
          <table:table-cell office:value-type="string" calcext:value-type="string">
            <text:p><text:a xlink:href="javascript:sym(31966)" xlink:type="simple">Mlongg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8959" calcext:value-type="float">
            <text:p>28959</text:p>
          </table:table-cell>
          <table:table-cell office:value-type="string" calcext:value-type="string">
            <text:p>...</text:p>
          </table:table-cell>
          <table:table-cell office:value-type="float" office:value="76818" calcext:value-type="float">
            <text:p>76818</text:p>
          </table:table-cell>
        </table:table-row>
        <table:table-row table:style-name="ro2">
          <table:table-cell office:value-type="string" calcext:value-type="string">
            <text:p><text:a xlink:href="javascript:sym(8157)" xlink:type="simple">Mojoker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96626" calcext:value-type="float">
            <text:p>96626</text:p>
          </table:table-cell>
          <table:table-cell office:value-type="float" office:value="108938" calcext:value-type="float">
            <text:p>108938</text:p>
          </table:table-cell>
          <table:table-cell office:value-type="float" office:value="120196" calcext:value-type="float">
            <text:p>120196</text:p>
          </table:table-cell>
        </table:table-row>
        <table:table-row table:style-name="ro2">
          <table:table-cell office:value-type="string" calcext:value-type="string">
            <text:p><text:a xlink:href="javascript:sym(10700)" xlink:type="simple">Mojolab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45059" calcext:value-type="float">
            <text:p>45059</text:p>
          </table:table-cell>
          <table:table-cell office:value-type="string" calcext:value-type="string">
            <text:p>...</text:p>
          </table:table-cell>
          <table:table-cell office:value-type="float" office:value="80885" calcext:value-type="float">
            <text:p>80885</text:p>
          </table:table-cell>
        </table:table-row>
        <table:table-row table:style-name="ro2">
          <table:table-cell office:value-type="string" calcext:value-type="string">
            <text:p><text:a xlink:href="javascript:sym(31906)" xlink:type="simple">Mrangg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4196" calcext:value-type="float">
            <text:p>24196</text:p>
          </table:table-cell>
          <table:table-cell office:value-type="string" calcext:value-type="string">
            <text:p>...</text:p>
          </table:table-cell>
          <table:table-cell office:value-type="float" office:value="105120" calcext:value-type="float">
            <text:p>105120</text:p>
          </table:table-cell>
        </table:table-row>
        <table:table-row table:style-name="ro2">
          <table:table-cell office:value-type="string" calcext:value-type="string">
            <text:p><text:a xlink:href="javascript:sym(10701)" xlink:type="simple">Munc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7607" calcext:value-type="float">
            <text:p>57607</text:p>
          </table:table-cell>
          <table:table-cell office:value-type="string" calcext:value-type="string">
            <text:p>...</text:p>
          </table:table-cell>
          <table:table-cell office:value-type="float" office:value="103241" calcext:value-type="float">
            <text:p>103241</text:p>
          </table:table-cell>
        </table:table-row>
        <table:table-row table:style-name="ro2">
          <table:table-cell office:value-type="string" calcext:value-type="string">
            <text:p><text:a xlink:href="javascript:sym(31919)" xlink:type="simple">Nata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410" calcext:value-type="float">
            <text:p>98410</text:p>
          </table:table-cell>
        </table:table-row>
        <table:table-row table:style-name="ro2">
          <table:table-cell office:value-type="string" calcext:value-type="string">
            <text:p><text:a xlink:href="javascript:sym(31931)" xlink:type="simple">Ngagli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30643" calcext:value-type="float">
            <text:p>30643</text:p>
          </table:table-cell>
          <table:table-cell office:value-type="string" calcext:value-type="string">
            <text:p>...</text:p>
          </table:table-cell>
          <table:table-cell office:value-type="float" office:value="92546" calcext:value-type="float">
            <text:p>92546</text:p>
          </table:table-cell>
        </table:table-row>
        <table:table-row table:style-name="ro2">
          <table:table-cell office:value-type="string" calcext:value-type="string">
            <text:p><text:a xlink:href="javascript:sym(31885)" xlink:type="simple">Ngampra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5588" calcext:value-type="float">
            <text:p>25588</text:p>
          </table:table-cell>
          <table:table-cell office:value-type="string" calcext:value-type="string">
            <text:p>...</text:p>
          </table:table-cell>
          <table:table-cell office:value-type="float" office:value="136601" calcext:value-type="float">
            <text:p>136601</text:p>
          </table:table-cell>
        </table:table-row>
        <table:table-row table:style-name="ro2">
          <table:table-cell office:value-type="string" calcext:value-type="string">
            <text:p><text:a xlink:href="javascript:sym(10703)" xlink:type="simple">Pace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7949" calcext:value-type="float">
            <text:p>47949</text:p>
          </table:table-cell>
          <table:table-cell office:value-type="float" office:value="65322" calcext:value-type="float">
            <text:p>65322</text:p>
          </table:table-cell>
          <table:table-cell office:value-type="float" office:value="75972" calcext:value-type="float">
            <text:p>75972</text:p>
          </table:table-cell>
        </table:table-row>
        <table:table-row table:style-name="ro2">
          <table:table-cell office:value-type="string" calcext:value-type="string">
            <text:p><text:a xlink:href="javascript:sym(10704)" xlink:type="simple">Padalar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66477" calcext:value-type="float">
            <text:p>66477</text:p>
          </table:table-cell>
          <table:table-cell office:value-type="string" calcext:value-type="string">
            <text:p>...</text:p>
          </table:table-cell>
          <table:table-cell office:value-type="float" office:value="147797" calcext:value-type="float">
            <text:p>147797</text:p>
          </table:table-cell>
        </table:table-row>
        <table:table-row table:style-name="ro2">
          <table:table-cell office:value-type="string" calcext:value-type="string">
            <text:p><text:a xlink:href="javascript:sym(1025)" xlink:type="simple">Pad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B</text:p>
          </table:table-cell>
          <table:table-cell office:value-type="float" office:value="477064" calcext:value-type="float">
            <text:p>477064</text:p>
          </table:table-cell>
          <table:table-cell office:value-type="float" office:value="601341" calcext:value-type="float">
            <text:p>601341</text:p>
          </table:table-cell>
          <table:table-cell office:value-type="float" office:value="799750" calcext:value-type="float">
            <text:p>799750</text:p>
          </table:table-cell>
        </table:table-row>
        <table:table-row table:style-name="ro2">
          <table:table-cell office:value-type="string" calcext:value-type="string">
            <text:p><text:a xlink:href="javascript:sym(10705)" xlink:type="simple">Padang Sidempu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91153" calcext:value-type="float">
            <text:p>91153</text:p>
          </table:table-cell>
          <table:table-cell office:value-type="string" calcext:value-type="string">
            <text:p>...</text:p>
          </table:table-cell>
          <table:table-cell office:value-type="float" office:value="119050" calcext:value-type="float">
            <text:p>119050</text:p>
          </table:table-cell>
        </table:table-row>
        <table:table-row table:style-name="ro2">
          <table:table-cell office:value-type="string" calcext:value-type="string">
            <text:p><text:a xlink:href="javascript:sym(31958)" xlink:type="simple">Padasuk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9040" calcext:value-type="float">
            <text:p>79040</text:p>
          </table:table-cell>
        </table:table-row>
        <table:table-row table:style-name="ro2">
          <table:table-cell office:value-type="string" calcext:value-type="string">
            <text:p><text:a xlink:href="javascript:sym(21899)" xlink:type="simple">Pagar Al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580" calcext:value-type="float">
            <text:p>77580</text:p>
          </table:table-cell>
        </table:table-row>
        <table:table-row table:style-name="ro2">
          <table:table-cell office:value-type="string" calcext:value-type="string">
            <text:p><text:a xlink:href="javascript:sym(31930)" xlink:type="simple">Pageda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64696" calcext:value-type="float">
            <text:p>64696</text:p>
          </table:table-cell>
          <table:table-cell office:value-type="float" office:value="95194" calcext:value-type="float">
            <text:p>95194</text:p>
          </table:table-cell>
        </table:table-row>
        <table:table-row table:style-name="ro2">
          <table:table-cell office:value-type="string" calcext:value-type="string">
            <text:p><text:a xlink:href="javascript:sym(31910)" xlink:type="simple">Paki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75203" calcext:value-type="float">
            <text:p>75203</text:p>
          </table:table-cell>
          <table:table-cell office:value-type="float" office:value="103170" calcext:value-type="float">
            <text:p>103170</text:p>
          </table:table-cell>
        </table:table-row>
        <table:table-row table:style-name="ro2">
          <table:table-cell office:value-type="string" calcext:value-type="string">
            <text:p><text:a xlink:href="javascript:sym(3198)" xlink:type="simple">Palangka R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T</text:p>
          </table:table-cell>
          <table:table-cell office:value-type="float" office:value="99693" calcext:value-type="float">
            <text:p>99693</text:p>
          </table:table-cell>
          <table:table-cell office:value-type="float" office:value="141215" calcext:value-type="float">
            <text:p>141215</text:p>
          </table:table-cell>
          <table:table-cell office:value-type="float" office:value="200608" calcext:value-type="float">
            <text:p>200608</text:p>
          </table:table-cell>
        </table:table-row>
        <table:table-row table:style-name="ro2">
          <table:table-cell office:value-type="string" calcext:value-type="string">
            <text:p><text:a xlink:href="javascript:sym(1026)" xlink:type="simple">Palemb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S</text:p>
          </table:table-cell>
          <table:table-cell office:value-type="float" office:value="1085475" calcext:value-type="float">
            <text:p>1085475</text:p>
          </table:table-cell>
          <table:table-cell office:value-type="float" office:value="1437515" calcext:value-type="float">
            <text:p>1437515</text:p>
          </table:table-cell>
          <table:table-cell office:value-type="float" office:value="1440678" calcext:value-type="float">
            <text:p>1440678</text:p>
          </table:table-cell>
        </table:table-row>
        <table:table-row table:style-name="ro2">
          <table:table-cell office:value-type="string" calcext:value-type="string">
            <text:p><text:a xlink:href="javascript:sym(10707)" xlink:type="simple">Palop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N</text:p>
          </table:table-cell>
          <table:table-cell office:value-type="float" office:value="74476" calcext:value-type="float">
            <text:p>74476</text:p>
          </table:table-cell>
          <table:table-cell office:value-type="string" calcext:value-type="string">
            <text:p>...</text:p>
          </table:table-cell>
          <table:table-cell office:value-type="float" office:value="116152" calcext:value-type="float">
            <text:p>116152</text:p>
          </table:table-cell>
        </table:table-row>
        <table:table-row table:style-name="ro2">
          <table:table-cell office:value-type="string" calcext:value-type="string">
            <text:p><text:a xlink:href="javascript:sym(10708)" xlink:type="simple">Pal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</text:p>
          </table:table-cell>
          <table:table-cell office:value-type="float" office:value="142767" calcext:value-type="float">
            <text:p>142767</text:p>
          </table:table-cell>
          <table:table-cell office:value-type="float" office:value="232171" calcext:value-type="float">
            <text:p>232171</text:p>
          </table:table-cell>
          <table:table-cell office:value-type="float" office:value="310168" calcext:value-type="float">
            <text:p>310168</text:p>
          </table:table-cell>
        </table:table-row>
        <table:table-row table:style-name="ro2">
          <table:table-cell office:value-type="string" calcext:value-type="string">
            <text:p><text:a xlink:href="javascript:sym(10709)" xlink:type="simple">Pamekas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48654" calcext:value-type="float">
            <text:p>48654</text:p>
          </table:table-cell>
          <table:table-cell office:value-type="float" office:value="74976" calcext:value-type="float">
            <text:p>74976</text:p>
          </table:table-cell>
          <table:table-cell office:value-type="float" office:value="85357" calcext:value-type="float">
            <text:p>85357</text:p>
          </table:table-cell>
        </table:table-row>
        <table:table-row table:style-name="ro2">
          <table:table-cell office:value-type="string" calcext:value-type="string">
            <text:p><text:a xlink:href="javascript:sym(31913)" xlink:type="simple">Pamijah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86820" calcext:value-type="float">
            <text:p>86820</text:p>
          </table:table-cell>
          <table:table-cell office:value-type="float" office:value="101751" calcext:value-type="float">
            <text:p>101751</text:p>
          </table:table-cell>
        </table:table-row>
        <table:table-row table:style-name="ro2">
          <table:table-cell office:value-type="string" calcext:value-type="string">
            <text:p><text:a xlink:href="javascript:sym(31939)" xlink:type="simple">Panda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30513" calcext:value-type="float">
            <text:p>30513</text:p>
          </table:table-cell>
          <table:table-cell office:value-type="float" office:value="74706" calcext:value-type="float">
            <text:p>74706</text:p>
          </table:table-cell>
          <table:table-cell office:value-type="float" office:value="88011" calcext:value-type="float">
            <text:p>88011</text:p>
          </table:table-cell>
        </table:table-row>
        <table:table-row table:style-name="ro2">
          <table:table-cell office:value-type="string" calcext:value-type="string">
            <text:p><text:a xlink:href="javascript:sym(31953)" xlink:type="simple">Pangale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372" calcext:value-type="float">
            <text:p>84372</text:p>
          </table:table-cell>
        </table:table-row>
        <table:table-row table:style-name="ro2">
          <table:table-cell office:value-type="string" calcext:value-type="string">
            <text:p><text:a xlink:href="javascript:sym(10711)" xlink:type="simple">Pangka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3743" calcext:value-type="float">
            <text:p>63743</text:p>
          </table:table-cell>
          <table:table-cell office:value-type="string" calcext:value-type="string">
            <text:p>...</text:p>
          </table:table-cell>
          <table:table-cell office:value-type="float" office:value="84935" calcext:value-type="float">
            <text:p>84935</text:p>
          </table:table-cell>
        </table:table-row>
        <table:table-row table:style-name="ro2">
          <table:table-cell office:value-type="string" calcext:value-type="string">
            <text:p><text:a xlink:href="javascript:sym(31957)" xlink:type="simple">Pangkalanbuu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T</text:p>
          </table:table-cell>
          <table:table-cell office:value-type="float" office:value="24527" calcext:value-type="float">
            <text:p>24527</text:p>
          </table:table-cell>
          <table:table-cell office:value-type="string" calcext:value-type="string">
            <text:p>...</text:p>
          </table:table-cell>
          <table:table-cell office:value-type="float" office:value="81223" calcext:value-type="float">
            <text:p>81223</text:p>
          </table:table-cell>
        </table:table-row>
        <table:table-row table:style-name="ro2">
          <table:table-cell office:value-type="string" calcext:value-type="string">
            <text:p><text:a xlink:href="javascript:sym(1027)" xlink:type="simple">Pangkal Pin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B</text:p>
          </table:table-cell>
          <table:table-cell office:value-type="float" office:value="108377" calcext:value-type="float">
            <text:p>108377</text:p>
          </table:table-cell>
          <table:table-cell office:value-type="float" office:value="121997" calcext:value-type="float">
            <text:p>121997</text:p>
          </table:table-cell>
          <table:table-cell office:value-type="float" office:value="162930" calcext:value-type="float">
            <text:p>162930</text:p>
          </table:table-cell>
        </table:table-row>
        <table:table-row table:style-name="ro2">
          <table:table-cell office:value-type="string" calcext:value-type="string">
            <text:p><text:a xlink:href="javascript:sym(31926)" xlink:type="simple">Pano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51276" calcext:value-type="float">
            <text:p>51276</text:p>
          </table:table-cell>
          <table:table-cell office:value-type="float" office:value="96383" calcext:value-type="float">
            <text:p>96383</text:p>
          </table:table-cell>
        </table:table-row>
        <table:table-row table:style-name="ro2">
          <table:table-cell office:value-type="string" calcext:value-type="string">
            <text:p><text:a xlink:href="javascript:sym(10712)" xlink:type="simple">Par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0611" calcext:value-type="float">
            <text:p>50611</text:p>
          </table:table-cell>
          <table:table-cell office:value-type="string" calcext:value-type="string">
            <text:p>...</text:p>
          </table:table-cell>
          <table:table-cell office:value-type="float" office:value="82484" calcext:value-type="float">
            <text:p>82484</text:p>
          </table:table-cell>
        </table:table-row>
        <table:table-row table:style-name="ro2">
          <table:table-cell office:value-type="string" calcext:value-type="string">
            <text:p><text:a xlink:href="javascript:sym(8158)" xlink:type="simple">Parepa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N</text:p>
          </table:table-cell>
          <table:table-cell office:value-type="float" office:value="84093" calcext:value-type="float">
            <text:p>84093</text:p>
          </table:table-cell>
          <table:table-cell office:value-type="float" office:value="98591" calcext:value-type="float">
            <text:p>98591</text:p>
          </table:table-cell>
          <table:table-cell office:value-type="float" office:value="125207" calcext:value-type="float">
            <text:p>125207</text:p>
          </table:table-cell>
        </table:table-row>
        <table:table-row table:style-name="ro2">
          <table:table-cell office:value-type="string" calcext:value-type="string">
            <text:p><text:a xlink:href="javascript:sym(31921)" xlink:type="simple">Parongp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7724" calcext:value-type="float">
            <text:p>97724</text:p>
          </table:table-cell>
        </table:table-row>
        <table:table-row table:style-name="ro2">
          <table:table-cell office:value-type="string" calcext:value-type="string">
            <text:p><text:a xlink:href="javascript:sym(10713)" xlink:type="simple">Paru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53026" calcext:value-type="float">
            <text:p>53026</text:p>
          </table:table-cell>
          <table:table-cell office:value-type="float" office:value="74702" calcext:value-type="float">
            <text:p>74702</text:p>
          </table:table-cell>
          <table:table-cell office:value-type="float" office:value="105869" calcext:value-type="float">
            <text:p>105869</text:p>
          </table:table-cell>
        </table:table-row>
        <table:table-row table:style-name="ro2">
          <table:table-cell office:value-type="string" calcext:value-type="string">
            <text:p><text:a xlink:href="javascript:sym(31873)" xlink:type="simple">Pasarkemis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126344" calcext:value-type="float">
            <text:p>126344</text:p>
          </table:table-cell>
          <table:table-cell office:value-type="float" office:value="227634" calcext:value-type="float">
            <text:p>227634</text:p>
          </table:table-cell>
        </table:table-row>
        <table:table-row table:style-name="ro2">
          <table:table-cell office:value-type="string" calcext:value-type="string">
            <text:p><text:a xlink:href="javascript:sym(31917)" xlink:type="simple">Paseh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9697" calcext:value-type="float">
            <text:p>29697</text:p>
          </table:table-cell>
          <table:table-cell office:value-type="string" calcext:value-type="string">
            <text:p>...</text:p>
          </table:table-cell>
          <table:table-cell office:value-type="float" office:value="98962" calcext:value-type="float">
            <text:p>98962</text:p>
          </table:table-cell>
        </table:table-row>
        <table:table-row table:style-name="ro2">
          <table:table-cell office:value-type="string" calcext:value-type="string">
            <text:p><text:a xlink:href="javascript:sym(1028)" xlink:type="simple">Pasuru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133685" calcext:value-type="float">
            <text:p>133685</text:p>
          </table:table-cell>
          <table:table-cell office:value-type="float" office:value="162521" calcext:value-type="float">
            <text:p>162521</text:p>
          </table:table-cell>
          <table:table-cell office:value-type="float" office:value="186262" calcext:value-type="float">
            <text:p>186262</text:p>
          </table:table-cell>
        </table:table-row>
        <table:table-row table:style-name="ro2">
          <table:table-cell office:value-type="string" calcext:value-type="string">
            <text:p><text:a xlink:href="javascript:sym(10714)" xlink:type="simple">P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59352" calcext:value-type="float">
            <text:p>59352</text:p>
          </table:table-cell>
          <table:table-cell office:value-type="float" office:value="89656" calcext:value-type="float">
            <text:p>89656</text:p>
          </table:table-cell>
          <table:table-cell office:value-type="float" office:value="94443" calcext:value-type="float">
            <text:p>94443</text:p>
          </table:table-cell>
        </table:table-row>
        <table:table-row table:style-name="ro2">
          <table:table-cell office:value-type="string" calcext:value-type="string">
            <text:p><text:a xlink:href="javascript:sym(31943)" xlink:type="simple">Patumba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...</text:p>
          </table:table-cell>
          <table:table-cell office:value-type="float" office:value="56351" calcext:value-type="float">
            <text:p>56351</text:p>
          </table:table-cell>
          <table:table-cell office:value-type="float" office:value="86853" calcext:value-type="float">
            <text:p>86853</text:p>
          </table:table-cell>
        </table:table-row>
        <table:table-row table:style-name="ro2">
          <table:table-cell office:value-type="string" calcext:value-type="string">
            <text:p><text:a xlink:href="javascript:sym(10715)" xlink:type="simple">Payakumbu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B</text:p>
          </table:table-cell>
          <table:table-cell office:value-type="float" office:value="50475" calcext:value-type="float">
            <text:p>50475</text:p>
          </table:table-cell>
          <table:table-cell office:value-type="float" office:value="65737" calcext:value-type="float">
            <text:p>65737</text:p>
          </table:table-cell>
          <table:table-cell office:value-type="float" office:value="91279" calcext:value-type="float">
            <text:p>91279</text:p>
          </table:table-cell>
        </table:table-row>
        <table:table-row table:style-name="ro2">
          <table:table-cell office:value-type="string" calcext:value-type="string">
            <text:p><text:a xlink:href="javascript:sym(1029)" xlink:type="simple">Pekalong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227375" calcext:value-type="float">
            <text:p>227375</text:p>
          </table:table-cell>
          <table:table-cell office:value-type="float" office:value="256824" calcext:value-type="float">
            <text:p>256824</text:p>
          </table:table-cell>
          <table:table-cell office:value-type="float" office:value="274839" calcext:value-type="float">
            <text:p>274839</text:p>
          </table:table-cell>
        </table:table-row>
        <table:table-row table:style-name="ro2">
          <table:table-cell office:value-type="string" calcext:value-type="string">
            <text:p><text:a xlink:href="javascript:sym(1030)" xlink:type="simple">Pekanbaru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I</text:p>
          </table:table-cell>
          <table:table-cell office:value-type="float" office:value="341255" calcext:value-type="float">
            <text:p>341255</text:p>
          </table:table-cell>
          <table:table-cell office:value-type="float" office:value="576612" calcext:value-type="float">
            <text:p>576612</text:p>
          </table:table-cell>
          <table:table-cell office:value-type="float" office:value="882045" calcext:value-type="float">
            <text:p>882045</text:p>
          </table:table-cell>
        </table:table-row>
        <table:table-row table:style-name="ro2">
          <table:table-cell office:value-type="string" calcext:value-type="string">
            <text:p><text:a xlink:href="javascript:sym(10717)" xlink:type="simple">Pemal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103540" calcext:value-type="float">
            <text:p>103540</text:p>
          </table:table-cell>
          <table:table-cell office:value-type="string" calcext:value-type="string">
            <text:p>...</text:p>
          </table:table-cell>
          <table:table-cell office:value-type="float" office:value="147087" calcext:value-type="float">
            <text:p>147087</text:p>
          </table:table-cell>
        </table:table-row>
        <table:table-row table:style-name="ro2">
          <table:table-cell office:value-type="string" calcext:value-type="string">
            <text:p><text:a xlink:href="javascript:sym(1031)" xlink:type="simple">Pematangsiant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203822" calcext:value-type="float">
            <text:p>203822</text:p>
          </table:table-cell>
          <table:table-cell office:value-type="float" office:value="242712" calcext:value-type="float">
            <text:p>242712</text:p>
          </table:table-cell>
          <table:table-cell office:value-type="float" office:value="234698" calcext:value-type="float">
            <text:p>234698</text:p>
          </table:table-cell>
        </table:table-row>
        <table:table-row table:style-name="ro2">
          <table:table-cell office:value-type="string" calcext:value-type="string">
            <text:p><text:a xlink:href="javascript:sym(31872)" xlink:type="simple">Percut Sei Tu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129036" calcext:value-type="float">
            <text:p>129036</text:p>
          </table:table-cell>
          <table:table-cell office:value-type="float" office:value="247307" calcext:value-type="float">
            <text:p>247307</text:p>
          </table:table-cell>
          <table:table-cell office:value-type="float" office:value="340844" calcext:value-type="float">
            <text:p>340844</text:p>
          </table:table-cell>
        </table:table-row>
        <table:table-row table:style-name="ro2">
          <table:table-cell office:value-type="string" calcext:value-type="string">
            <text:p><text:a xlink:href="javascript:sym(31896)" xlink:type="simple">Petaruk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...</text:p>
          </table:table-cell>
          <table:table-cell office:value-type="float" office:value="64050" calcext:value-type="float">
            <text:p>64050</text:p>
          </table:table-cell>
          <table:table-cell office:value-type="float" office:value="110408" calcext:value-type="float">
            <text:p>110408</text:p>
          </table:table-cell>
        </table:table-row>
        <table:table-row table:style-name="ro2">
          <table:table-cell office:value-type="string" calcext:value-type="string">
            <text:p><text:a xlink:href="javascript:sym(10723)" xlink:type="simple">Pondokged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63152" calcext:value-type="float">
            <text:p>263152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<text:a xlink:href="javascript:sym(1001,1,1)" xlink:type="simple">Bekasi</text:a></text:p>
          </table:table-cell>
        </table:table-row>
        <table:table-row table:style-name="ro2">
          <table:table-cell office:value-type="string" calcext:value-type="string">
            <text:p><text:a xlink:href="javascript:sym(10724)" xlink:type="simple">Ponorog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65710" calcext:value-type="float">
            <text:p>65710</text:p>
          </table:table-cell>
          <table:table-cell office:value-type="string" calcext:value-type="string">
            <text:p>...</text:p>
          </table:table-cell>
          <table:table-cell office:value-type="float" office:value="74379" calcext:value-type="float">
            <text:p>74379</text:p>
          </table:table-cell>
        </table:table-row>
        <table:table-row table:style-name="ro2">
          <table:table-cell office:value-type="string" calcext:value-type="string">
            <text:p><text:a xlink:href="javascript:sym(1032)" xlink:type="simple">Pontiana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B</text:p>
          </table:table-cell>
          <table:table-cell office:value-type="float" office:value="387441" calcext:value-type="float">
            <text:p>387441</text:p>
          </table:table-cell>
          <table:table-cell office:value-type="float" office:value="465674" calcext:value-type="float">
            <text:p>465674</text:p>
          </table:table-cell>
          <table:table-cell office:value-type="float" office:value="554764" calcext:value-type="float">
            <text:p>554764</text:p>
          </table:table-cell>
        </table:table-row>
        <table:table-row table:style-name="ro2">
          <table:table-cell office:value-type="string" calcext:value-type="string">
            <text:p><text:a xlink:href="javascript:sym(10726)" xlink:type="simple">Prabumuli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S</text:p>
          </table:table-cell>
          <table:table-cell office:value-type="float" office:value="62970" calcext:value-type="float">
            <text:p>62970</text:p>
          </table:table-cell>
          <table:table-cell office:value-type="string" calcext:value-type="string">
            <text:p>...</text:p>
          </table:table-cell>
          <table:table-cell office:value-type="float" office:value="121137" calcext:value-type="float">
            <text:p>121137</text:p>
          </table:table-cell>
        </table:table-row>
        <table:table-row table:style-name="ro2">
          <table:table-cell office:value-type="string" calcext:value-type="string">
            <text:p><text:a xlink:href="javascript:sym(1033)" xlink:type="simple">Proboling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131077" calcext:value-type="float">
            <text:p>131077</text:p>
          </table:table-cell>
          <table:table-cell office:value-type="float" office:value="156657" calcext:value-type="float">
            <text:p>156657</text:p>
          </table:table-cell>
          <table:table-cell office:value-type="float" office:value="196957" calcext:value-type="float">
            <text:p>196957</text:p>
          </table:table-cell>
        </table:table-row>
        <table:table-row table:style-name="ro2">
          <table:table-cell office:value-type="string" calcext:value-type="string">
            <text:p><text:a xlink:href="javascript:sym(10728)" xlink:type="simple">Purwakart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95934" calcext:value-type="float">
            <text:p>95934</text:p>
          </table:table-cell>
          <table:table-cell office:value-type="string" calcext:value-type="string">
            <text:p>...</text:p>
          </table:table-cell>
          <table:table-cell office:value-type="float" office:value="165447" calcext:value-type="float">
            <text:p>165447</text:p>
          </table:table-cell>
        </table:table-row>
        <table:table-row table:style-name="ro2">
          <table:table-cell office:value-type="string" calcext:value-type="string">
            <text:p><text:a xlink:href="javascript:sym(1034)" xlink:type="simple">Purwokert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02452" calcext:value-type="float">
            <text:p>202452</text:p>
          </table:table-cell>
          <table:table-cell office:value-type="float" office:value="213920" calcext:value-type="float">
            <text:p>213920</text:p>
          </table:table-cell>
          <table:table-cell office:value-type="float" office:value="233951" calcext:value-type="float">
            <text:p>233951</text:p>
          </table:table-cell>
        </table:table-row>
        <table:table-row table:style-name="ro2">
          <table:table-cell office:value-type="string" calcext:value-type="string">
            <text:p><text:a xlink:href="javascript:sym(31912)" xlink:type="simple">Raje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60384" calcext:value-type="float">
            <text:p>60384</text:p>
          </table:table-cell>
          <table:table-cell office:value-type="float" office:value="102435" calcext:value-type="float">
            <text:p>102435</text:p>
          </table:table-cell>
        </table:table-row>
        <table:table-row table:style-name="ro2">
          <table:table-cell office:value-type="string" calcext:value-type="string">
            <text:p><text:a xlink:href="javascript:sym(31881)" xlink:type="simple">Rancaeke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3331" calcext:value-type="float">
            <text:p>23331</text:p>
          </table:table-cell>
          <table:table-cell office:value-type="string" calcext:value-type="string">
            <text:p>...</text:p>
          </table:table-cell>
          <table:table-cell office:value-type="float" office:value="147543" calcext:value-type="float">
            <text:p>147543</text:p>
          </table:table-cell>
        </table:table-row>
        <table:table-row table:style-name="ro2">
          <table:table-cell office:value-type="string" calcext:value-type="string">
            <text:p><text:a xlink:href="javascript:sym(10731)" xlink:type="simple">Rangkasbitu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float" office:value="59143" calcext:value-type="float">
            <text:p>59143</text:p>
          </table:table-cell>
          <table:table-cell office:value-type="float" office:value="67096" calcext:value-type="float">
            <text:p>67096</text:p>
          </table:table-cell>
          <table:table-cell office:value-type="float" office:value="83174" calcext:value-type="float">
            <text:p>83174</text:p>
          </table:table-cell>
        </table:table-row>
        <table:table-row table:style-name="ro2">
          <table:table-cell office:value-type="string" calcext:value-type="string">
            <text:p><text:a xlink:href="javascript:sym(10732)" xlink:type="simple">Rantau Prapa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83912" calcext:value-type="float">
            <text:p>83912</text:p>
          </table:table-cell>
          <table:table-cell office:value-type="float" office:value="98421" calcext:value-type="float">
            <text:p>98421</text:p>
          </table:table-cell>
          <table:table-cell office:value-type="float" office:value="133740" calcext:value-type="float">
            <text:p>133740</text:p>
          </table:table-cell>
        </table:table-row>
        <table:table-row table:style-name="ro2">
          <table:table-cell office:value-type="string" calcext:value-type="string">
            <text:p><text:a xlink:href="javascript:sym(31935)" xlink:type="simple">Rengasdengklo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31065" calcext:value-type="float">
            <text:p>31065</text:p>
          </table:table-cell>
          <table:table-cell office:value-type="float" office:value="83112" calcext:value-type="float">
            <text:p>83112</text:p>
          </table:table-cell>
          <table:table-cell office:value-type="float" office:value="92081" calcext:value-type="float">
            <text:p>92081</text:p>
          </table:table-cell>
        </table:table-row>
        <table:table-row table:style-name="ro2">
          <table:table-cell office:value-type="string" calcext:value-type="string">
            <text:p><text:a xlink:href="javascript:sym(8159)" xlink:type="simple">Salati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98012" calcext:value-type="float">
            <text:p>9801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70332" calcext:value-type="float">
            <text:p>170332</text:p>
          </table:table-cell>
        </table:table-row>
        <table:table-row table:style-name="ro2">
          <table:table-cell office:value-type="string" calcext:value-type="string">
            <text:p><text:a xlink:href="javascript:sym(1035)" xlink:type="simple">Samarin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I</text:p>
          </table:table-cell>
          <table:table-cell office:value-type="float" office:value="334851" calcext:value-type="float">
            <text:p>334851</text:p>
          </table:table-cell>
          <table:table-cell office:value-type="float" office:value="466350" calcext:value-type="float">
            <text:p>466350</text:p>
          </table:table-cell>
          <table:table-cell office:value-type="float" office:value="685859" calcext:value-type="float">
            <text:p>685859</text:p>
          </table:table-cell>
        </table:table-row>
        <table:table-row table:style-name="ro2">
          <table:table-cell office:value-type="string" calcext:value-type="string">
            <text:p><text:a xlink:href="javascript:sym(31951)" xlink:type="simple">Sed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664" calcext:value-type="float">
            <text:p>84664</text:p>
          </table:table-cell>
        </table:table-row>
        <table:table-row table:style-name="ro2">
          <table:table-cell office:value-type="string" calcext:value-type="string">
            <text:p><text:a xlink:href="javascript:sym(31968)" xlink:type="simple">Sel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609" calcext:value-type="float">
            <text:p>76609</text:p>
          </table:table-cell>
        </table:table-row>
        <table:table-row table:style-name="ro2">
          <table:table-cell office:value-type="string" calcext:value-type="string">
            <text:p><text:a xlink:href="javascript:sym(1036)" xlink:type="simple">Semar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1003575" calcext:value-type="float">
            <text:p>1003575</text:p>
          </table:table-cell>
          <table:table-cell office:value-type="float" office:value="1345232" calcext:value-type="float">
            <text:p>1345232</text:p>
          </table:table-cell>
          <table:table-cell office:value-type="float" office:value="1520481" calcext:value-type="float">
            <text:p>1520481</text:p>
          </table:table-cell>
        </table:table-row>
        <table:table-row table:style-name="ro2">
          <table:table-cell office:value-type="string" calcext:value-type="string">
            <text:p><text:a xlink:href="javascript:sym(31882)" xlink:type="simple">Sepat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97591" calcext:value-type="float">
            <text:p>97591</text:p>
          </table:table-cell>
          <table:table-cell office:value-type="float" office:value="147407" calcext:value-type="float">
            <text:p>147407</text:p>
          </table:table-cell>
        </table:table-row>
        <table:table-row table:style-name="ro2">
          <table:table-cell office:value-type="string" calcext:value-type="string">
            <text:p><text:a xlink:href="javascript:sym(10736)" xlink:type="simple">Ser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</text:p>
          </table:table-cell>
          <table:table-cell office:value-type="float" office:value="122429" calcext:value-type="float">
            <text:p>122429</text:p>
          </table:table-cell>
          <table:table-cell office:value-type="string" calcext:value-type="string">
            <text:p>...</text:p>
          </table:table-cell>
          <table:table-cell office:value-type="float" office:value="428484" calcext:value-type="float">
            <text:p>428484</text:p>
          </table:table-cell>
        </table:table-row>
        <table:table-row table:style-name="ro2">
          <table:table-cell office:value-type="string" calcext:value-type="string">
            <text:p><text:a xlink:href="javascript:sym(31964)" xlink:type="simple">Serang Bar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7832" calcext:value-type="float">
            <text:p>77832</text:p>
          </table:table-cell>
        </table:table-row>
        <table:table-row table:style-name="ro2">
          <table:table-cell office:value-type="string" calcext:value-type="string">
            <text:p><text:a xlink:href="javascript:sym(31949)" xlink:type="simple">Set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6132" calcext:value-type="float">
            <text:p>86132</text:p>
          </table:table-cell>
        </table:table-row>
        <table:table-row table:style-name="ro2">
          <table:table-cell office:value-type="string" calcext:value-type="string">
            <text:p><text:a xlink:href="javascript:sym(10738)" xlink:type="simple">Sewo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YO</text:p>
          </table:table-cell>
          <table:table-cell office:value-type="float" office:value="69656" calcext:value-type="float">
            <text:p>69656</text:p>
          </table:table-cell>
          <table:table-cell office:value-type="string" calcext:value-type="string">
            <text:p>...</text:p>
          </table:table-cell>
          <table:table-cell office:value-type="float" office:value="104368" calcext:value-type="float">
            <text:p>104368</text:p>
          </table:table-cell>
        </table:table-row>
        <table:table-row table:style-name="ro2">
          <table:table-cell office:value-type="string" calcext:value-type="string">
            <text:p><text:a xlink:href="javascript:sym(10739)" xlink:type="simple">Sibol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71559" calcext:value-type="float">
            <text:p>71559</text:p>
          </table:table-cell>
          <table:table-cell office:value-type="float" office:value="82107" calcext:value-type="float">
            <text:p>82107</text:p>
          </table:table-cell>
          <table:table-cell office:value-type="float" office:value="84481" calcext:value-type="float">
            <text:p>84481</text:p>
          </table:table-cell>
        </table:table-row>
        <table:table-row table:style-name="ro2">
          <table:table-cell office:value-type="string" calcext:value-type="string">
            <text:p><text:a xlink:href="javascript:sym(10740)" xlink:type="simple">Sidoarj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72521" calcext:value-type="float">
            <text:p>72521</text:p>
          </table:table-cell>
          <table:table-cell office:value-type="string" calcext:value-type="string">
            <text:p>...</text:p>
          </table:table-cell>
          <table:table-cell office:value-type="float" office:value="193469" calcext:value-type="float">
            <text:p>193469</text:p>
          </table:table-cell>
        </table:table-row>
        <table:table-row table:style-name="ro2">
          <table:table-cell office:value-type="string" calcext:value-type="string">
            <text:p><text:a xlink:href="javascript:sym(10741)" xlink:type="simple">Singaraj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office:value-type="float" office:value="75336" calcext:value-type="float">
            <text:p>75336</text:p>
          </table:table-cell>
          <table:table-cell office:value-type="string" calcext:value-type="string">
            <text:p>...</text:p>
          </table:table-cell>
          <table:table-cell office:value-type="float" office:value="118327" calcext:value-type="float">
            <text:p>118327</text:p>
          </table:table-cell>
        </table:table-row>
        <table:table-row table:style-name="ro2">
          <table:table-cell office:value-type="string" calcext:value-type="string">
            <text:p><text:a xlink:href="javascript:sym(10743)" xlink:type="simple">Singkaw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B</text:p>
          </table:table-cell>
          <table:table-cell office:value-type="float" office:value="79260" calcext:value-type="float">
            <text:p>79260</text:p>
          </table:table-cell>
          <table:table-cell office:value-type="string" calcext:value-type="string">
            <text:p>...</text:p>
          </table:table-cell>
          <table:table-cell office:value-type="float" office:value="128297" calcext:value-type="float">
            <text:p>128297</text:p>
          </table:table-cell>
        </table:table-row>
        <table:table-row table:style-name="ro2">
          <table:table-cell office:value-type="string" calcext:value-type="string">
            <text:p><text:a xlink:href="javascript:sym(10744)" xlink:type="simple">Singosa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51587" calcext:value-type="float">
            <text:p>51587</text:p>
          </table:table-cell>
          <table:table-cell office:value-type="float" office:value="117953" calcext:value-type="float">
            <text:p>117953</text:p>
          </table:table-cell>
          <table:table-cell office:value-type="float" office:value="140403" calcext:value-type="float">
            <text:p>140403</text:p>
          </table:table-cell>
        </table:table-row>
        <table:table-row table:style-name="ro2">
          <table:table-cell office:value-type="string" calcext:value-type="string">
            <text:p><text:a xlink:href="javascript:sym(31965)" xlink:type="simple">Solokan Jeruk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76890" calcext:value-type="float">
            <text:p>76890</text:p>
          </table:table-cell>
        </table:table-row>
        <table:table-row table:style-name="ro2">
          <table:table-cell office:value-type="string" calcext:value-type="string">
            <text:p><text:a xlink:href="javascript:sym(10747)" xlink:type="simple">Somba Op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</text:p>
          </table:table-cell>
          <table:table-cell office:value-type="float" office:value="45917" calcext:value-type="float">
            <text:p>45917</text:p>
          </table:table-cell>
          <table:table-cell office:value-type="string" calcext:value-type="string">
            <text:p>...</text:p>
          </table:table-cell>
          <table:table-cell office:value-type="float" office:value="130287" calcext:value-type="float">
            <text:p>130287</text:p>
          </table:table-cell>
        </table:table-row>
        <table:table-row table:style-name="ro2">
          <table:table-cell office:value-type="string" calcext:value-type="string">
            <text:p><text:a xlink:href="javascript:sym(31936)" xlink:type="simple">Sore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22495" calcext:value-type="float">
            <text:p>22495</text:p>
          </table:table-cell>
          <table:table-cell office:value-type="string" calcext:value-type="string">
            <text:p>...</text:p>
          </table:table-cell>
          <table:table-cell office:value-type="float" office:value="91249" calcext:value-type="float">
            <text:p>91249</text:p>
          </table:table-cell>
        </table:table-row>
        <table:table-row table:style-name="ro2">
          <table:table-cell office:value-type="string" calcext:value-type="string">
            <text:p><text:a xlink:href="javascript:sym(10748)" xlink:type="simple">Soro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B</text:p>
          </table:table-cell>
          <table:table-cell office:value-type="float" office:value="79657" calcext:value-type="float">
            <text:p>79657</text:p>
          </table:table-cell>
          <table:table-cell office:value-type="float" office:value="105618" calcext:value-type="float">
            <text:p>105618</text:p>
          </table:table-cell>
          <table:table-cell office:value-type="float" office:value="118017" calcext:value-type="float">
            <text:p>118017</text:p>
          </table:table-cell>
        </table:table-row>
        <table:table-row table:style-name="ro2">
          <table:table-cell office:value-type="string" calcext:value-type="string">
            <text:p><text:a xlink:href="javascript:sym(10750)" xlink:type="simple">Sub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73027" calcext:value-type="float">
            <text:p>73027</text:p>
          </table:table-cell>
          <table:table-cell office:value-type="string" calcext:value-type="string">
            <text:p>...</text:p>
          </table:table-cell>
          <table:table-cell office:value-type="float" office:value="106684" calcext:value-type="float">
            <text:p>106684</text:p>
          </table:table-cell>
        </table:table-row>
        <table:table-row table:style-name="ro2">
          <table:table-cell office:value-type="string" calcext:value-type="string">
            <text:p><text:a xlink:href="javascript:sym(1037)" xlink:type="simple">Sukabu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191809" calcext:value-type="float">
            <text:p>191809</text:p>
          </table:table-cell>
          <table:table-cell office:value-type="float" office:value="243746" calcext:value-type="float">
            <text:p>243746</text:p>
          </table:table-cell>
          <table:table-cell office:value-type="float" office:value="298681" calcext:value-type="float">
            <text:p>298681</text:p>
          </table:table-cell>
        </table:table-row>
        <table:table-row table:style-name="ro2">
          <table:table-cell office:value-type="string" calcext:value-type="string">
            <text:p><text:a xlink:href="javascript:sym(31879)" xlink:type="simple">Sukaraj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117599" calcext:value-type="float">
            <text:p>117599</text:p>
          </table:table-cell>
          <table:table-cell office:value-type="float" office:value="162293" calcext:value-type="float">
            <text:p>162293</text:p>
          </table:table-cell>
        </table:table-row>
        <table:table-row table:style-name="ro2">
          <table:table-cell office:value-type="string" calcext:value-type="string">
            <text:p><text:a xlink:href="javascript:sym(31940)" xlink:type="simple">Sukawat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7680" calcext:value-type="float">
            <text:p>87680</text:p>
          </table:table-cell>
        </table:table-row>
        <table:table-row table:style-name="ro2">
          <table:table-cell office:value-type="string" calcext:value-type="string">
            <text:p><text:a xlink:href="javascript:sym(31909)" xlink:type="simple">Sukodon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3515" calcext:value-type="float">
            <text:p>103515</text:p>
          </table:table-cell>
        </table:table-row>
        <table:table-row table:style-name="ro2">
          <table:table-cell office:value-type="string" calcext:value-type="string">
            <text:p><text:a xlink:href="javascript:sym(31962)" xlink:type="simple">Sukoharjo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32897" calcext:value-type="float">
            <text:p>32897</text:p>
          </table:table-cell>
          <table:table-cell office:value-type="string" calcext:value-type="string">
            <text:p>...</text:p>
          </table:table-cell>
          <table:table-cell office:value-type="float" office:value="78144" calcext:value-type="float">
            <text:p>78144</text:p>
          </table:table-cell>
        </table:table-row>
        <table:table-row table:style-name="ro2">
          <table:table-cell office:value-type="string" calcext:value-type="string">
            <text:p><text:a xlink:href="javascript:sym(10753)" xlink:type="simple">Sumed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46334" calcext:value-type="float">
            <text:p>46334</text:p>
          </table:table-cell>
          <table:table-cell office:value-type="float" office:value="115795" calcext:value-type="float">
            <text:p>115795</text:p>
          </table:table-cell>
          <table:table-cell office:value-type="float" office:value="134269" calcext:value-type="float">
            <text:p>134269</text:p>
          </table:table-cell>
        </table:table-row>
        <table:table-row table:style-name="ro2">
          <table:table-cell office:value-type="string" calcext:value-type="string">
            <text:p><text:a xlink:href="javascript:sym(10755)" xlink:type="simple">Sungailiat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B</text:p>
          </table:table-cell>
          <table:table-cell office:value-type="float" office:value="59696" calcext:value-type="float">
            <text:p>59696</text:p>
          </table:table-cell>
          <table:table-cell office:value-type="float" office:value="58593" calcext:value-type="float">
            <text:p>58593</text:p>
          </table:table-cell>
          <table:table-cell office:value-type="float" office:value="82635" calcext:value-type="float">
            <text:p>82635</text:p>
          </table:table-cell>
        </table:table-row>
        <table:table-row table:style-name="ro2">
          <table:table-cell office:value-type="string" calcext:value-type="string">
            <text:p><text:a xlink:href="javascript:sym(31883)" xlink:type="simple">Sungai Ra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B</text:p>
          </table:table-cell>
          <table:table-cell office:value-type="float" office:value="33864" calcext:value-type="float">
            <text:p>33864</text:p>
          </table:table-cell>
          <table:table-cell office:value-type="string" calcext:value-type="string">
            <text:p>...</text:p>
          </table:table-cell>
          <table:table-cell office:value-type="float" office:value="143930" calcext:value-type="float">
            <text:p>143930</text:p>
          </table:table-cell>
        </table:table-row>
        <table:table-row table:style-name="ro2">
          <table:table-cell office:value-type="string" calcext:value-type="string">
            <text:p><text:a xlink:href="javascript:sym(10756)" xlink:type="simple">Sunggal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92341" calcext:value-type="float">
            <text:p>92341</text:p>
          </table:table-cell>
          <table:table-cell office:value-type="float" office:value="171205" calcext:value-type="float">
            <text:p>171205</text:p>
          </table:table-cell>
          <table:table-cell office:value-type="float" office:value="235241" calcext:value-type="float">
            <text:p>235241</text:p>
          </table:table-cell>
        </table:table-row>
        <table:table-row table:style-name="ro2">
          <table:table-cell office:value-type="string" calcext:value-type="string">
            <text:p><text:a xlink:href="javascript:sym(1038)" xlink:type="simple">Surab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I</text:p>
          </table:table-cell>
          <table:table-cell office:value-type="float" office:value="2410417" calcext:value-type="float">
            <text:p>2410417</text:p>
          </table:table-cell>
          <table:table-cell office:value-type="float" office:value="2599796" calcext:value-type="float">
            <text:p>2599796</text:p>
          </table:table-cell>
          <table:table-cell office:value-type="float" office:value="2765487" calcext:value-type="float">
            <text:p>2765487</text:p>
          </table:table-cell>
        </table:table-row>
        <table:table-row table:style-name="ro2">
          <table:table-cell office:value-type="string" calcext:value-type="string">
            <text:p><text:a xlink:href="javascript:sym(1039)" xlink:type="simple">Surakar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503827" calcext:value-type="float">
            <text:p>503827</text:p>
          </table:table-cell>
          <table:table-cell office:value-type="float" office:value="490853" calcext:value-type="float">
            <text:p>490853</text:p>
          </table:table-cell>
          <table:table-cell office:value-type="float" office:value="499337" calcext:value-type="float">
            <text:p>499337</text:p>
          </table:table-cell>
        </table:table-row>
        <table:table-row table:style-name="ro2">
          <table:table-cell office:value-type="string" calcext:value-type="string">
            <text:p><text:a xlink:href="javascript:sym(31920)" xlink:type="simple">Tahun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98054" calcext:value-type="float">
            <text:p>98054</text:p>
          </table:table-cell>
        </table:table-row>
        <table:table-row table:style-name="ro2">
          <table:table-cell office:value-type="string" calcext:value-type="string">
            <text:p><text:a xlink:href="javascript:sym(31922)" xlink:type="simple">Tajur Hal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64914" calcext:value-type="float">
            <text:p>64914</text:p>
          </table:table-cell>
          <table:table-cell office:value-type="float" office:value="97255" calcext:value-type="float">
            <text:p>97255</text:p>
          </table:table-cell>
        </table:table-row>
        <table:table-row table:style-name="ro2">
          <table:table-cell office:value-type="string" calcext:value-type="string">
            <text:p><text:a xlink:href="javascript:sym(10757)" xlink:type="simple">Tal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62157" calcext:value-type="float">
            <text:p>62157</text:p>
          </table:table-cell>
          <table:table-cell office:value-type="string" calcext:value-type="string">
            <text:p>...</text:p>
          </table:table-cell>
          <table:table-cell office:value-type="float" office:value="91854" calcext:value-type="float">
            <text:p>91854</text:p>
          </table:table-cell>
        </table:table-row>
        <table:table-row table:style-name="ro2">
          <table:table-cell office:value-type="string" calcext:value-type="string">
            <text:p><text:a xlink:href="javascript:sym(31900)" xlink:type="simple">Talang Kelap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6841" calcext:value-type="float">
            <text:p>106841</text:p>
          </table:table-cell>
        </table:table-row>
        <table:table-row table:style-name="ro2">
          <table:table-cell office:value-type="string" calcext:value-type="string">
            <text:p><text:a xlink:href="javascript:sym(10758)" xlink:type="simple">Tam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49127" calcext:value-type="float">
            <text:p>49127</text:p>
          </table:table-cell>
          <table:table-cell office:value-type="string" calcext:value-type="string">
            <text:p>...</text:p>
          </table:table-cell>
          <table:table-cell office:value-type="float" office:value="110432" calcext:value-type="float">
            <text:p>110432</text:p>
          </table:table-cell>
        </table:table-row>
        <table:table-row table:style-name="ro2">
          <table:table-cell office:value-type="string" calcext:value-type="string">
            <text:p><text:a xlink:href="javascript:sym(10759)" xlink:type="simple">Tam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106975" calcext:value-type="float">
            <text:p>106975</text:p>
          </table:table-cell>
          <table:table-cell office:value-type="string" calcext:value-type="string">
            <text:p>...</text:p>
          </table:table-cell>
          <table:table-cell office:value-type="float" office:value="213224" calcext:value-type="float">
            <text:p>213224</text:p>
          </table:table-cell>
        </table:table-row>
        <table:table-row table:style-name="ro2">
          <table:table-cell office:value-type="string" calcext:value-type="string">
            <text:p><text:a xlink:href="javascript:sym(10760)" xlink:type="simple">Tambu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61451" calcext:value-type="float">
            <text:p>61451</text:p>
          </table:table-cell>
          <table:table-cell office:value-type="float" office:value="316388" calcext:value-type="float">
            <text:p>316388</text:p>
          </table:table-cell>
          <table:table-cell office:value-type="float" office:value="528839" calcext:value-type="float">
            <text:p>528839</text:p>
          </table:table-cell>
        </table:table-row>
        <table:table-row table:style-name="ro2">
          <table:table-cell office:value-type="string" calcext:value-type="string">
            <text:p><text:a xlink:href="javascript:sym(8160)" xlink:type="simple">Tanger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</text:p>
          </table:table-cell>
          <table:table-cell office:value-type="float" office:value="887952" calcext:value-type="float">
            <text:p>887952</text:p>
          </table:table-cell>
          <table:table-cell office:value-type="float" office:value="1325854" calcext:value-type="float">
            <text:p>1325854</text:p>
          </table:table-cell>
          <table:table-cell office:value-type="float" office:value="1798601" calcext:value-type="float">
            <text:p>1798601</text:p>
          </table:table-cell>
        </table:table-row>
        <table:table-row table:style-name="ro1">
          <table:table-cell office:value-type="string" calcext:value-type="string">
            <text:p><text:a xlink:href="javascript:sym(30435)" xlink:type="simple">Tangerang Selatan</text:a> [South Tangerang]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T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290322" calcext:value-type="float">
            <text:p>1290322</text:p>
          </table:table-cell>
        </table:table-row>
        <table:table-row table:style-name="ro2">
          <table:table-cell office:value-type="string" calcext:value-type="string">
            <text:p><text:a xlink:href="javascript:sym(31973)" xlink:type="simple">Tanggulangi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29337" calcext:value-type="float">
            <text:p>29337</text:p>
          </table:table-cell>
          <table:table-cell office:value-type="string" calcext:value-type="string">
            <text:p>...</text:p>
          </table:table-cell>
          <table:table-cell office:value-type="float" office:value="76099" calcext:value-type="float">
            <text:p>76099</text:p>
          </table:table-cell>
        </table:table-row>
        <table:table-row table:style-name="ro2">
          <table:table-cell office:value-type="string" calcext:value-type="string">
            <text:p><text:a xlink:href="javascript:sym(1040)" xlink:type="simple">Tanjungbala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101644" calcext:value-type="float">
            <text:p>101644</text:p>
          </table:table-cell>
          <table:table-cell office:value-type="float" office:value="118237" calcext:value-type="float">
            <text:p>118237</text:p>
          </table:table-cell>
          <table:table-cell office:value-type="float" office:value="154445" calcext:value-type="float">
            <text:p>154445</text:p>
          </table:table-cell>
        </table:table-row>
        <table:table-row table:style-name="ro2">
          <table:table-cell office:value-type="string" calcext:value-type="string">
            <text:p><text:a xlink:href="javascript:sym(10762)" xlink:type="simple">Tanjung Moraw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U</text:p>
          </table:table-cell>
          <table:table-cell office:value-type="float" office:value="74629" calcext:value-type="float">
            <text:p>74629</text:p>
          </table:table-cell>
          <table:table-cell office:value-type="float" office:value="136783" calcext:value-type="float">
            <text:p>136783</text:p>
          </table:table-cell>
          <table:table-cell office:value-type="float" office:value="178687" calcext:value-type="float">
            <text:p>178687</text:p>
          </table:table-cell>
        </table:table-row>
        <table:table-row table:style-name="ro2">
          <table:table-cell office:value-type="string" calcext:value-type="string">
            <text:p><text:a xlink:href="javascript:sym(10763)" xlink:type="simple">Tanjung Pand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B</text:p>
          </table:table-cell>
          <table:table-cell office:value-type="float" office:value="49833" calcext:value-type="float">
            <text:p>49833</text:p>
          </table:table-cell>
          <table:table-cell office:value-type="string" calcext:value-type="string">
            <text:p>...</text:p>
          </table:table-cell>
          <table:table-cell office:value-type="float" office:value="86031" calcext:value-type="float">
            <text:p>86031</text:p>
          </table:table-cell>
        </table:table-row>
        <table:table-row table:style-name="ro2">
          <table:table-cell office:value-type="string" calcext:value-type="string">
            <text:p><text:a xlink:href="javascript:sym(1049)" xlink:type="simple">Tanjung Pina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R</text:p>
          </table:table-cell>
          <table:table-cell office:value-type="float" office:value="89912" calcext:value-type="float">
            <text:p>89912</text:p>
          </table:table-cell>
          <table:table-cell office:value-type="string" calcext:value-type="string">
            <text:p>...</text:p>
          </table:table-cell>
          <table:table-cell office:value-type="float" office:value="177396" calcext:value-type="float">
            <text:p>177396</text:p>
          </table:table-cell>
        </table:table-row>
        <table:table-row table:style-name="ro2">
          <table:table-cell office:value-type="string" calcext:value-type="string">
            <text:p><text:a xlink:href="javascript:sym(33940)" xlink:type="simple">Tanjung Selor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...</text:p>
          </table:table-cell>
          <table:table-cell office:value-type="float" office:value="16860" calcext:value-type="float">
            <text:p>16860</text:p>
          </table:table-cell>
          <table:table-cell office:value-type="float" office:value="29997" calcext:value-type="float">
            <text:p>29997</text:p>
          </table:table-cell>
        </table:table-row>
        <table:table-row table:style-name="ro2">
          <table:table-cell office:value-type="string" calcext:value-type="string">
            <text:p><text:a xlink:href="javascript:sym(10764)" xlink:type="simple">Tarak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U</text:p>
          </table:table-cell>
          <table:table-cell office:value-type="float" office:value="75508" calcext:value-type="float">
            <text:p>75508</text:p>
          </table:table-cell>
          <table:table-cell office:value-type="float" office:value="112773" calcext:value-type="float">
            <text:p>112773</text:p>
          </table:table-cell>
          <table:table-cell office:value-type="float" office:value="178854" calcext:value-type="float">
            <text:p>178854</text:p>
          </table:table-cell>
        </table:table-row>
        <table:table-row table:style-name="ro2">
          <table:table-cell office:value-type="string" calcext:value-type="string">
            <text:p><text:a xlink:href="javascript:sym(10765)" xlink:type="simple">Tarogo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float" office:value="61653" calcext:value-type="float">
            <text:p>61653</text:p>
          </table:table-cell>
          <table:table-cell office:value-type="string" calcext:value-type="string">
            <text:p>...</text:p>
          </table:table-cell>
          <table:table-cell office:value-type="float" office:value="169383" calcext:value-type="float">
            <text:p>169383</text:p>
          </table:table-cell>
        </table:table-row>
        <table:table-row table:style-name="ro2">
          <table:table-cell office:value-type="string" calcext:value-type="string">
            <text:p><text:a xlink:href="javascript:sym(31950)" xlink:type="simple">Tarumajay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5508" calcext:value-type="float">
            <text:p>85508</text:p>
          </table:table-cell>
        </table:table-row>
        <table:table-row table:style-name="ro2">
          <table:table-cell office:value-type="string" calcext:value-type="string">
            <text:p><text:a xlink:href="javascript:sym(1042)" xlink:type="simple">Tasikmalay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B</text:p>
          </table:table-cell>
          <table:table-cell office:value-type="float" office:value="179766" calcext:value-type="float">
            <text:p>179766</text:p>
          </table:table-cell>
          <table:table-cell office:value-type="string" calcext:value-type="string">
            <text:p>...</text:p>
          </table:table-cell>
          <table:table-cell office:value-type="float" office:value="578046" calcext:value-type="float">
            <text:p>578046</text:p>
          </table:table-cell>
        </table:table-row>
        <table:table-row table:style-name="ro2">
          <table:table-cell office:value-type="string" calcext:value-type="string">
            <text:p><text:a xlink:href="javascript:sym(1043)" xlink:type="simple">Tebing Tingg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U</text:p>
          </table:table-cell>
          <table:table-cell office:value-type="float" office:value="116749" calcext:value-type="float">
            <text:p>116749</text:p>
          </table:table-cell>
          <table:table-cell office:value-type="float" office:value="125184" calcext:value-type="float">
            <text:p>125184</text:p>
          </table:table-cell>
          <table:table-cell office:value-type="float" office:value="145248" calcext:value-type="float">
            <text:p>145248</text:p>
          </table:table-cell>
        </table:table-row>
        <table:table-row table:style-name="ro2">
          <table:table-cell office:value-type="string" calcext:value-type="string">
            <text:p><text:a xlink:href="javascript:sym(1044)" xlink:type="simple">Teg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JT</text:p>
          </table:table-cell>
          <table:table-cell office:value-type="float" office:value="225610" calcext:value-type="float">
            <text:p>225610</text:p>
          </table:table-cell>
          <table:table-cell office:value-type="float" office:value="236988" calcext:value-type="float">
            <text:p>236988</text:p>
          </table:table-cell>
          <table:table-cell office:value-type="float" office:value="239599" calcext:value-type="float">
            <text:p>239599</text:p>
          </table:table-cell>
        </table:table-row>
        <table:table-row table:style-name="ro2">
          <table:table-cell office:value-type="string" calcext:value-type="string">
            <text:p><text:a xlink:href="javascript:sym(31938)" xlink:type="simple">Telukjambe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...</text:p>
          </table:table-cell>
          <table:table-cell office:value-type="float" office:value="50200" calcext:value-type="float">
            <text:p>50200</text:p>
          </table:table-cell>
          <table:table-cell office:value-type="float" office:value="138933" calcext:value-type="float">
            <text:p>138933</text:p>
          </table:table-cell>
        </table:table-row>
        <table:table-row table:style-name="ro2">
          <table:table-cell office:value-type="string" calcext:value-type="string">
            <text:p><text:a xlink:href="javascript:sym(10766)" xlink:type="simple">Teluknag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float" office:value="41718" calcext:value-type="float">
            <text:p>41718</text:p>
          </table:table-cell>
          <table:table-cell office:value-type="float" office:value="79550" calcext:value-type="float">
            <text:p>79550</text:p>
          </table:table-cell>
          <table:table-cell office:value-type="float" office:value="111895" calcext:value-type="float">
            <text:p>111895</text:p>
          </table:table-cell>
        </table:table-row>
        <table:table-row table:style-name="ro2">
          <table:table-cell office:value-type="string" calcext:value-type="string">
            <text:p><text:a xlink:href="javascript:sym(10767)" xlink:type="simple">Tembilah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</text:p>
          </table:table-cell>
          <table:table-cell office:value-type="float" office:value="47900" calcext:value-type="float">
            <text:p>47900</text:p>
          </table:table-cell>
          <table:table-cell office:value-type="string" calcext:value-type="string">
            <text:p>...</text:p>
          </table:table-cell>
          <table:table-cell office:value-type="float" office:value="79860" calcext:value-type="float">
            <text:p>79860</text:p>
          </table:table-cell>
        </table:table-row>
        <table:table-row table:style-name="ro2">
          <table:table-cell office:value-type="string" calcext:value-type="string">
            <text:p><text:a xlink:href="javascript:sym(10769)" xlink:type="simple">Terna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U</text:p>
          </table:table-cell>
          <table:table-cell office:value-type="float" office:value="83567" calcext:value-type="float">
            <text:p>83567</text:p>
          </table:table-cell>
          <table:table-cell office:value-type="float" office:value="131411" calcext:value-type="float">
            <text:p>131411</text:p>
          </table:table-cell>
          <table:table-cell office:value-type="float" office:value="158418" calcext:value-type="float">
            <text:p>158418</text:p>
          </table:table-cell>
        </table:table-row>
        <table:table-row table:style-name="ro2">
          <table:table-cell office:value-type="string" calcext:value-type="string">
            <text:p><text:a xlink:href="javascript:sym(31942)" xlink:type="simple">Tigaraks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...</text:p>
          </table:table-cell>
          <table:table-cell office:value-type="float" office:value="49968" calcext:value-type="float">
            <text:p>49968</text:p>
          </table:table-cell>
          <table:table-cell office:value-type="float" office:value="87377" calcext:value-type="float">
            <text:p>87377</text:p>
          </table:table-cell>
        </table:table-row>
        <table:table-row table:style-name="ro2">
          <table:table-cell office:value-type="string" calcext:value-type="string">
            <text:p><text:a xlink:href="javascript:sym(31901)" xlink:type="simple">Timika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6529" calcext:value-type="float">
            <text:p>106529</text:p>
          </table:table-cell>
        </table:table-row>
        <table:table-row table:style-name="ro2">
          <table:table-cell office:value-type="string" calcext:value-type="string">
            <text:p><text:a xlink:href="javascript:sym(31914)" xlink:type="simple">Tualang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101746" calcext:value-type="float">
            <text:p>101746</text:p>
          </table:table-cell>
        </table:table-row>
        <table:table-row table:style-name="ro2">
          <table:table-cell office:value-type="string" calcext:value-type="string">
            <text:p><text:a xlink:href="javascript:sym(31954)" xlink:type="simple">Tulang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84227" calcext:value-type="float">
            <text:p>84227</text:p>
          </table:table-cell>
        </table:table-row>
        <table:table-row table:style-name="ro2">
          <table:table-cell office:value-type="string" calcext:value-type="string">
            <text:p><text:a xlink:href="javascript:sym(31969)" xlink:type="simple">Ture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...</text:p>
          </table:table-cell>
          <table:table-cell office:value-type="float" office:value="71848" calcext:value-type="float">
            <text:p>71848</text:p>
          </table:table-cell>
          <table:table-cell office:value-type="float" office:value="76501" calcext:value-type="float">
            <text:p>76501</text:p>
          </table:table-cell>
        </table:table-row>
        <table:table-row table:style-name="ro2">
          <table:table-cell office:value-type="string" calcext:value-type="string">
            <text:p><text:a xlink:href="javascript:sym(10946)" xlink:type="simple">Ungaran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44575" calcext:value-type="float">
            <text:p>44575</text:p>
          </table:table-cell>
          <table:table-cell office:value-type="float" office:value="84299" calcext:value-type="float">
            <text:p>84299</text:p>
          </table:table-cell>
          <table:table-cell office:value-type="float" office:value="105766" calcext:value-type="float">
            <text:p>105766</text:p>
          </table:table-cell>
        </table:table-row>
        <table:table-row table:style-name="ro2">
          <table:table-cell office:value-type="string" calcext:value-type="string">
            <text:p><text:a xlink:href="javascript:sym(31937)" xlink:type="simple">Wanasari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T</text:p>
          </table:table-cell>
          <table:table-cell office:value-type="float" office:value="22354" calcext:value-type="float">
            <text:p>22354</text:p>
          </table:table-cell>
          <table:table-cell office:value-type="float" office:value="83295" calcext:value-type="float">
            <text:p>83295</text:p>
          </table:table-cell>
          <table:table-cell office:value-type="float" office:value="89397" calcext:value-type="float">
            <text:p>89397</text:p>
          </table:table-cell>
        </table:table-row>
        <table:table-row table:style-name="ro2">
          <table:table-cell office:value-type="string" calcext:value-type="string">
            <text:p><text:a xlink:href="javascript:sym(10772)" xlink:type="simple">Waru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I</text:p>
          </table:table-cell>
          <table:table-cell office:value-type="float" office:value="124282" calcext:value-type="float">
            <text:p>124282</text:p>
          </table:table-cell>
          <table:table-cell office:value-type="string" calcext:value-type="string">
            <text:p>...</text:p>
          </table:table-cell>
          <table:table-cell office:value-type="float" office:value="228818" calcext:value-type="float">
            <text:p>228818</text:p>
          </table:table-cell>
        </table:table-row>
        <table:table-row table:style-name="ro3">
          <table:table-cell office:value-type="string" calcext:value-type="string">
            <text:p><text:a xlink:href="javascript:sym(10630)" xlink:type="simple">Watampone</text:a> (Bon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N</text:p>
          </table:table-cell>
          <table:table-cell office:value-type="float" office:value="65266" calcext:value-type="float">
            <text:p>65266</text:p>
          </table:table-cell>
          <table:table-cell office:value-type="float" office:value="87347" calcext:value-type="float">
            <text:p>87347</text:p>
          </table:table-cell>
          <table:table-cell office:value-type="float" office:value="104796" calcext:value-type="float">
            <text:p>104796</text:p>
          </table:table-cell>
        </table:table-row>
        <table:table-row table:style-name="ro2">
          <table:table-cell office:value-type="string" calcext:value-type="string">
            <text:p><text:a xlink:href="javascript:sym(1046)" xlink:type="simple">Yogyakar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YO</text:p>
          </table:table-cell>
          <table:table-cell office:value-type="float" office:value="412059" calcext:value-type="float">
            <text:p>412059</text:p>
          </table:table-cell>
          <table:table-cell office:value-type="float" office:value="396744" calcext:value-type="float">
            <text:p>396744</text:p>
          </table:table-cell>
          <table:table-cell office:value-type="float" office:value="388627" calcext:value-type="float">
            <text:p>388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20:25:00.937129700</meta:creation-date>
    <dc:date>2025-04-15T20:25:12.415641800</dc:date>
    <meta:editing-duration>PT11S</meta:editing-duration>
    <meta:editing-cycles>1</meta:editing-cycles>
    <meta:document-statistic meta:table-count="1" meta:cell-count="1746" meta:object-count="0"/>
    <meta:generator>LibreOffice/25.2.2.2$Windows_X86_64 LibreOffice_project/7370d4be9e3cf6031a51beef54ff3bda878e3fac</meta:generator>
  </office:meta>
</office:document-meta>
</file>